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altica" svg:font-family="Baltica, 'Times New Roman'" style:font-pitch="variable"/>
    <style:font-face style:name="FreeSet" svg:font-family="FreeSet, 'Times New Roman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77cm" fo:margin-left="-0.035cm" table:align="left" style:writing-mode="lr-tb"/>
    </style:style>
    <style:style style:name="Таблица1.A" style:family="table-column">
      <style:table-column-properties style:column-width="1.296cm"/>
    </style:style>
    <style:style style:name="Таблица1.B" style:family="table-column">
      <style:table-column-properties style:column-width="3.81cm"/>
    </style:style>
    <style:style style:name="Таблица1.D" style:family="table-column">
      <style:table-column-properties style:column-width="2.117cm"/>
    </style:style>
    <style:style style:name="Таблица1.E" style:family="table-column">
      <style:table-column-properties style:column-width="1.905cm"/>
    </style:style>
    <style:style style:name="Таблица1.G" style:family="table-column">
      <style:table-column-properties style:column-width="2.134cm"/>
    </style:style>
    <style:style style:name="Таблица1.1" style:family="table-row">
      <style:table-row-properties style:min-row-height="0.979cm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G1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2" style:family="table-row">
      <style:table-row-properties style:min-row-height="1.194cm" fo:keep-together="always"/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2" style:family="table-cell">
      <style:table-cell-properties style:vertical-align="top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E2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G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3" style:family="table-row">
      <style:table-row-properties style:min-row-height="0.538cm" fo:keep-together="always"/>
    </style:style>
    <style:style style:name="Таблица1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1.G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7.124cm" fo:margin-left="-0.191cm" table:align="left" style:writing-mode="lr-tb"/>
    </style:style>
    <style:style style:name="Таблица2.A" style:family="table-column">
      <style:table-column-properties style:column-width="0.067cm"/>
    </style:style>
    <style:style style:name="Таблица2.B" style:family="table-column">
      <style:table-column-properties style:column-width="8.969cm"/>
    </style:style>
    <style:style style:name="Таблица2.C" style:family="table-column">
      <style:table-column-properties style:column-width="0.044cm"/>
    </style:style>
    <style:style style:name="Таблица2.D" style:family="table-column">
      <style:table-column-properties style:column-width="8.043cm"/>
    </style:style>
    <style:style style:name="Таблица2.1" style:family="table-row">
      <style:table-row-properties style:min-row-height="0.963cm" fo:keep-together="auto"/>
    </style:style>
    <style:style style:name="Таблица2.A1" style:family="table-cell">
      <style:table-cell-properties fo:padding="0cm" fo:border="none"/>
    </style:style>
    <style:style style:name="Таблица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" style:family="table">
      <style:table-properties style:width="16.701cm" table:align="center" style:writing-mode="lr-tb"/>
    </style:style>
    <style:style style:name="Таблица3.A" style:family="table-column">
      <style:table-column-properties style:column-width="7.936cm"/>
    </style:style>
    <style:style style:name="Таблица3.B" style:family="table-column">
      <style:table-column-properties style:column-width="8.76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" style:family="table">
      <style:table-properties style:width="16.021cm" fo:margin-left="-0.259cm" table:align="left" style:writing-mode="lr-tb"/>
    </style:style>
    <style:style style:name="Таблица4.A" style:family="table-column">
      <style:table-column-properties style:column-width="4.763cm"/>
    </style:style>
    <style:style style:name="Таблица4.B" style:family="table-column">
      <style:table-column-properties style:column-width="11.25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7.463cm" table:align="left" style:writing-mode="lr-tb"/>
    </style:style>
    <style:style style:name="Таблица5.A" style:family="table-column">
      <style:table-column-properties style:column-width="6.752cm"/>
    </style:style>
    <style:style style:name="Таблица5.B" style:family="table-column">
      <style:table-column-properties style:column-width="4.413cm"/>
    </style:style>
    <style:style style:name="Таблица5.C" style:family="table-column">
      <style:table-column-properties style:column-width="6.29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Body_20_Text_20_Indent_20_2">
      <style:paragraph-properties fo:margin-left="0cm" fo:margin-right="0cm" fo:text-align="end" style:justify-single-word="false" fo:text-indent="0cm" style:auto-text-indent="false"/>
      <style:text-properties fo:font-size="11pt" fo:font-weight="bold" style:font-size-asian="11pt" style:font-weight-asian="bold" style:font-name-complex="Arial" style:font-size-complex="11pt"/>
    </style:style>
    <style:style style:name="P2" style:family="paragraph" style:parent-style-name="Body_20_Text_20_Indent_20_2">
      <style:paragraph-properties fo:text-align="end" style:justify-single-word="false" fo:break-before="page"/>
    </style:style>
    <style:style style:name="P3" style:family="paragraph" style:parent-style-name="Body_20_Text_20_Indent_20_2">
      <style:paragraph-properties fo:margin-left="0cm" fo:margin-right="0cm" fo:text-align="center" style:justify-single-word="false" fo:text-indent="0.953cm" style:auto-text-indent="false"/>
      <style:text-properties fo:font-size="11pt" fo:font-weight="bold" style:font-size-asian="11pt" style:font-weight-asian="bold" style:font-name-complex="Arial" style:font-size-complex="11pt"/>
    </style:style>
    <style:style style:name="P4" style:family="paragraph" style:parent-style-name="Body_20_Text_20_Indent_20_2" style:master-page-name="Standard">
      <style:paragraph-properties fo:text-align="end" style:justify-single-word="false" style:page-number="auto"/>
    </style:style>
    <style:style style:name="P5" style:family="paragraph" style:parent-style-name="Contents_20_2">
      <style:text-properties fo:font-size="16pt" fo:font-weight="bold" style:font-size-asian="16pt" style:font-weight-asian="bold" style:font-weight-complex="bold"/>
    </style:style>
    <style:style style:name="P6" style:family="paragraph" style:parent-style-name="Footer">
      <style:paragraph-properties fo:margin-left="0cm" fo:margin-right="0cm" fo:text-indent="0.953cm" style:auto-text-indent="false"/>
    </style:style>
    <style:style style:name="P7" style:family="paragraph" style:parent-style-name="Footer">
      <style:paragraph-properties fo:margin-left="0cm" fo:margin-right="0cm" fo:text-indent="0.953cm" style:auto-text-indent="false" style:snap-to-layout-grid="false"/>
      <style:text-properties style:font-name-complex="Arial" style:font-size-complex="11pt"/>
    </style:style>
    <style:style style:name="P8" style:family="paragraph" style:parent-style-name="Footer">
      <style:paragraph-properties fo:margin-left="0cm" fo:margin-right="0.635cm" fo:text-indent="0cm" style:auto-text-indent="false"/>
    </style:style>
    <style:style style:name="P9" style:family="paragraph" style:parent-style-name="Раздел_20_ТТ">
      <style:paragraph-properties fo:margin-left="1.251cm" fo:margin-right="0cm" fo:text-indent="0cm" style:auto-text-indent="false" fo:break-before="page"/>
    </style:style>
    <style:style style:name="P10" style:family="paragraph" style:parent-style-name="Раздел_20_ТТ">
      <style:paragraph-properties fo:margin-left="1.251cm" fo:margin-right="0cm" fo:text-indent="0cm" style:auto-text-indent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641cm"/>
        </style:tab-stops>
      </style:paragraph-properties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text-properties fo:font-weight="bold" style:font-weight-asian="bold" style:font-name-complex="Arial" style:font-size-complex="11pt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1pt"/>
    </style:style>
    <style:style style:name="P16" style:family="paragraph" style:parent-style-name="Standard">
      <style:paragraph-properties fo:text-align="end" style:justify-single-word="false"/>
      <style:text-properties fo:font-weight="bold" style:font-weight-asian="bold" style:font-name-complex="Arial" style:font-size-complex="11pt"/>
    </style:style>
    <style:style style:name="P17" style:family="paragraph" style:parent-style-name="Standard">
      <style:paragraph-properties fo:text-align="end" style:justify-single-word="false"/>
      <style:text-properties fo:font-weight="bold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text-align="end" style:justify-single-word="false" style:snap-to-layout-grid="false"/>
      <style:text-properties fo:font-weight="bold" fo:background-color="#ffff00" style:font-weight-asian="bold" style:font-name-complex="Arial" style:font-size-complex="11pt"/>
    </style:style>
    <style:style style:name="P19" style:family="paragraph" style:parent-style-name="Standard">
      <style:text-properties fo:font-size="9pt" style:font-size-asian="9pt" style:font-name-complex="Arial" style:font-size-complex="9pt"/>
    </style:style>
    <style:style style:name="P20" style:family="paragraph" style:parent-style-name="Standard">
      <style:paragraph-properties fo:text-align="end" style:justify-single-word="false"/>
      <style:text-properties fo:font-size="9pt" fo:language="en" fo:country="US" fo:font-weight="bold" style:font-size-asian="9pt" style:font-weight-asian="bold" style:font-name-complex="Arial" style:font-size-complex="9pt"/>
    </style:style>
    <style:style style:name="P21" style:family="paragraph" style:parent-style-name="Standard">
      <style:paragraph-properties fo:text-align="center" style:justify-single-word="false"/>
      <style:text-properties fo:color="#000000" fo:font-size="9pt" fo:font-weight="bold" style:font-size-asian="9pt" style:font-weight-asian="bold" style:font-name-complex="Arial" style:font-size-complex="9pt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fo:color="#000000" fo:font-size="8pt" fo:font-weight="bold" style:font-size-asian="8pt" style:font-weight-asian="bold" style:font-name-complex="Arial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name-complex="Arial" style:font-size-complex="8pt" style:font-weight-complex="bold"/>
    </style:style>
    <style:style style:name="P24" style:family="paragraph" style:parent-style-name="Standard">
      <style:text-properties fo:font-size="8pt" style:font-size-asian="8pt" style:font-name-complex="Arial" style:font-size-complex="8pt" style:font-weight-complex="bold"/>
    </style:style>
    <style:style style:name="P25" style:family="paragraph" style:parent-style-name="Standard">
      <style:paragraph-properties fo:text-align="end" style:justify-single-word="false"/>
    </style:style>
    <style:style style:name="P26" style:family="paragraph" style:parent-style-name="Standard">
      <style:text-properties fo:language="en" fo:country="US" fo:font-weight="bold" style:font-weight-asian="bold" style:font-name-complex="Arial" style:font-size-complex="11pt"/>
    </style:style>
    <style:style style:name="P27" style:family="paragraph" style:parent-style-name="Standard">
      <style:text-properties style:font-name-complex="Arial" style:font-size-complex="11pt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-complex="Arial" style:font-size-complex="11pt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-complex="Arial" style:font-size-complex="11pt"/>
    </style:style>
    <style:style style:name="P30" style:family="paragraph" style:parent-style-name="Standard">
      <style:paragraph-properties fo:text-align="end" style:justify-single-word="false" style:snap-to-layout-grid="false"/>
      <style:text-properties style:font-name-complex="Arial" style:font-size-complex="11pt"/>
    </style:style>
    <style:style style:name="P31" style:family="paragraph" style:parent-style-name="Standard">
      <style:paragraph-properties fo:text-align="center" style:justify-single-word="false"/>
      <style:text-properties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4" style:family="paragraph" style:parent-style-name="Standard">
      <style:paragraph-properties fo:margin-top="0.423cm" fo:margin-bottom="0.212cm" loext:contextual-spacing="false" fo:text-align="center" style:justify-single-word="false"/>
    </style:style>
    <style:style style:name="P35" style:family="paragraph" style:parent-style-name="Standard">
      <style:paragraph-properties fo:margin-top="0.212cm" fo:margin-bottom="0cm" loext:contextual-spacing="false" fo:text-align="center" style:justify-single-word="false"/>
    </style:style>
    <style:style style:name="P36" style:family="paragraph" style:parent-style-name="Standard">
      <style:paragraph-properties fo:margin-top="0.212cm" fo:margin-bottom="0cm" loext:contextual-spacing="false"/>
      <style:text-properties fo:font-size="9pt" style:font-size-asian="9pt" style:font-name-complex="Arial" style:font-size-complex="9pt"/>
    </style:style>
    <style:style style:name="P37" style:family="paragraph" style:parent-style-name="Standard">
      <style:paragraph-properties fo:margin-top="0.212cm" fo:margin-bottom="0cm" loext:contextual-spacing="false"/>
      <style:text-properties fo:font-size="9pt" style:font-size-asian="9pt" style:font-name-complex="Arial" style:font-size-complex="9pt" style:font-weight-complex="bold"/>
    </style:style>
    <style:style style:name="P38" style:family="paragraph" style:parent-style-name="Standard">
      <style:paragraph-properties fo:margin-top="0.212cm" fo:margin-bottom="0cm" loext:contextual-spacing="false" fo:text-align="center" style:justify-single-word="false"/>
      <style:text-properties fo:font-size="9pt" style:font-size-asian="9pt" style:font-name-complex="Arial" style:font-size-complex="9pt" style:font-weight-complex="bold"/>
    </style:style>
    <style:style style:name="P39" style:family="paragraph" style:parent-style-name="Standard">
      <style:paragraph-properties fo:margin-top="0.212cm" fo:margin-bottom="0cm" loext:contextual-spacing="false" fo:text-align="center" style:justify-single-word="false" style:snap-to-layout-grid="false"/>
      <style:text-properties fo:color="#000000" fo:font-size="8pt" style:font-size-asian="8pt" style:font-name-complex="Arial" style:font-size-complex="8pt" style:font-weight-complex="bold"/>
    </style:style>
    <style:style style:name="P40" style:family="paragraph" style:parent-style-name="Standard">
      <style:paragraph-properties fo:margin-top="0.423cm" fo:margin-bottom="0.423cm" loext:contextual-spacing="false" fo:text-align="center" style:justify-single-word="false" fo:background-color="#c0c0c0">
        <style:background-image/>
      </style:paragraph-properties>
      <style:text-properties fo:text-transform="uppercase" fo:font-weight="bold" style:font-weight-asian="bold" style:font-name-complex="Arial" style:font-size-complex="11pt"/>
    </style:style>
    <style:style style:name="P41" style:family="paragraph" style:parent-style-name="Standard" style:master-page-name="Преобразование_20_1">
      <style:paragraph-properties fo:margin-top="0.212cm" fo:margin-bottom="0.635cm" loext:contextual-spacing="false" fo:text-align="center" style:justify-single-word="false" style:page-number="auto"/>
      <style:text-properties fo:font-size="16pt" fo:font-weight="bold" style:font-size-asian="16pt" style:font-weight-asian="bold" style:font-weight-complex="bold"/>
    </style:style>
    <style:style style:name="P42" style:family="paragraph" style:parent-style-name="Standard">
      <style:paragraph-properties fo:margin-left="0.06cm" fo:margin-right="0cm" fo:text-indent="0cm" style:auto-text-indent="false"/>
    </style:style>
    <style:style style:name="P43" style:family="paragraph" style:parent-style-name="Standard">
      <style:paragraph-properties fo:margin-left="0.06cm" fo:margin-right="0cm" fo:text-indent="0cm" style:auto-text-indent="false"/>
      <style:text-properties fo:language="en" fo:country="US"/>
    </style:style>
    <style:style style:name="P44" style:family="paragraph" style:parent-style-name="Раздел_20_ТТ_20_3">
      <style:paragraph-properties fo:margin-top="0.212cm" fo:margin-bottom="0cm" loext:contextual-spacing="false"/>
    </style:style>
    <style:style style:name="P45" style:family="paragraph" style:parent-style-name="Раздел_20_ТТ_20_3">
      <style:paragraph-properties fo:margin-top="0.212cm" fo:margin-bottom="0cm" loext:contextual-spacing="false" fo:text-align="justify" style:justify-single-word="false"/>
    </style:style>
    <style:style style:name="P46" style:family="paragraph" style:parent-style-name="Текст_20_ТТ">
      <style:text-properties fo:color="#00b050"/>
    </style:style>
    <style:style style:name="P47" style:family="paragraph" style:parent-style-name="Текст_20_ТТ">
      <style:text-properties fo:font-size="1pt" fo:language="en" fo:country="US" style:font-size-asian="1pt" style:font-size-complex="1pt"/>
    </style:style>
    <style:style style:name="P48" style:family="paragraph" style:parent-style-name="Текст_20_ТТ">
      <style:paragraph-properties fo:keep-with-next="auto"/>
    </style:style>
    <style:style style:name="P49" style:family="paragraph" style:parent-style-name="Текст_20_ТТ" style:list-style-name="WW8Num11">
      <style:paragraph-properties fo:keep-with-next="auto"/>
    </style:style>
    <style:style style:name="P50" style:family="paragraph" style:parent-style-name="Текст_20_ТТ" style:list-style-name="WW8Num4">
      <style:paragraph-properties fo:keep-with-next="auto"/>
    </style:style>
    <style:style style:name="P51" style:family="paragraph" style:parent-style-name="ФИО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fo:text-transform="uppercase" style:font-name="Arial" fo:font-size="5pt" fo:font-weight="bold" style:font-size-asian="5pt" style:font-weight-asian="bold" style:font-name-complex="Arial" style:font-size-complex="5pt"/>
    </style:style>
    <style:style style:name="P52" style:family="paragraph" style:parent-style-name="ФИО">
      <style:paragraph-properties fo:margin-left="1.711cm" fo:margin-right="0cm" fo:margin-top="0cm" fo:margin-bottom="0cm" loext:contextual-spacing="false" fo:text-align="end" style:justify-single-word="false" fo:text-indent="0cm" style:auto-text-indent="false">
        <style:tab-stops>
          <style:tab-stop style:position="13.462cm"/>
        </style:tab-stops>
      </style:paragraph-properties>
    </style:style>
    <style:style style:name="P53" style:family="paragraph" style:parent-style-name="List_20_Bullet">
      <style:text-properties fo:color="#ff0000"/>
    </style:style>
    <style:style style:name="P54" style:family="paragraph" style:parent-style-name="Noeeu1">
      <style:text-properties style:font-name="Arial" fo:font-size="11pt" style:font-size-asian="11pt" style:font-name-complex="Arial" style:font-size-complex="11pt"/>
    </style:style>
    <style:style style:name="P55" style:family="paragraph" style:parent-style-name="Noeeu1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56" style:family="paragraph" style:parent-style-name="Text_20_body">
      <style:paragraph-properties fo:line-height="0.459cm"/>
      <style:text-properties fo:font-weight="bold" style:font-weight-asian="bold" style:font-weight-complex="bold"/>
    </style:style>
    <style:style style:name="P57" style:family="paragraph" style:parent-style-name="Text_20_body">
      <style:text-properties fo:font-weight="bold" style:font-weight-asian="bold" style:font-size-complex="12pt"/>
    </style:style>
    <style:style style:name="P58" style:family="paragraph" style:parent-style-name="Text_20_body">
      <style:paragraph-properties fo:text-align="start" style:justify-single-word="false"/>
      <style:text-properties fo:font-weight="bold" style:font-weight-asian="bold" style:font-size-complex="12pt"/>
    </style:style>
    <style:style style:name="P59" style:family="paragraph" style:parent-style-name="Text_20_body">
      <style:paragraph-properties fo:text-align="start" style:justify-single-word="false" style:snap-to-layout-grid="false"/>
      <style:text-properties fo:font-weight="bold" style:font-weight-asian="bold" style:font-size-complex="12pt"/>
    </style:style>
    <style:style style:name="P60" style:family="paragraph" style:parent-style-name="Text_20_body">
      <style:paragraph-properties style:snap-to-layout-grid="false"/>
      <style:text-properties fo:font-weight="bold" style:font-weight-asian="bold" style:font-size-complex="12pt"/>
    </style:style>
    <style:style style:name="P61" style:family="paragraph" style:parent-style-name="Text_20_body">
      <style:paragraph-properties style:snap-to-layout-grid="false"/>
      <style:text-properties fo:font-weight="bold" style:font-weight-asian="bold" style:font-name-complex="Arial" style:font-size-complex="12pt"/>
    </style:style>
    <style:style style:name="P62" style:family="paragraph" style:parent-style-name="Text_20_body">
      <style:paragraph-properties style:snap-to-layout-grid="false"/>
      <style:text-properties fo:font-weight="bold" style:font-weight-asian="bold" style:font-name-complex="Arial" style:font-size-complex="12pt" style:font-weight-complex="bold"/>
    </style:style>
    <style:style style:name="P63" style:family="paragraph" style:parent-style-name="Text_20_body">
      <style:paragraph-properties fo:line-height="0.459cm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4" style:family="paragraph" style:parent-style-name="Text_20_body">
      <style:paragraph-properties style:snap-to-layout-grid="false"/>
    </style:style>
    <style:style style:name="P65" style:family="paragraph" style:parent-style-name="Text_20_body">
      <style:text-properties fo:language="en" fo:country="US"/>
    </style:style>
    <style:style style:name="P66" style:family="paragraph" style:parent-style-name="Раздел_20_ТТ_20_4">
      <style:paragraph-properties fo:margin-top="0.212cm" fo:margin-bottom="0.212cm" loext:contextual-spacing="false"/>
    </style:style>
    <style:style style:name="P67" style:family="paragraph" style:parent-style-name="Раздел_20_ТТ_20_2">
      <style:paragraph-properties fo:margin-left="1.251cm" fo:margin-right="0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style-complex="italic"/>
    </style:style>
    <style:style style:name="T3" style:family="text">
      <style:text-properties fo:font-weight="bold" style:font-weight-asian="bold" style:font-name-complex="Arial" style:font-size-complex="11pt"/>
    </style:style>
    <style:style style:name="T4" style:family="text">
      <style:text-properties fo:font-weight="bold" style:font-weight-asian="bold" style:font-name-complex="Arial" style:font-size-complex="11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Arial" style:font-weight-asian="bold" style:font-style-complex="italic"/>
    </style:style>
    <style:style style:name="T7" style:family="text">
      <style:text-properties fo:font-size="11pt" fo:font-weight="bold" style:font-size-asian="11pt" style:font-weight-asian="bold" style:font-name-complex="Arial" style:font-size-complex="11pt"/>
    </style:style>
    <style:style style:name="T8" style:family="text">
      <style:text-properties style:font-name-complex="Arial" style:font-size-complex="11pt"/>
    </style:style>
    <style:style style:name="T9" style:family="text">
      <style:text-properties style:font-name-complex="Arial" style:font-size-complex="11pt" style:font-weight-complex="bold"/>
    </style:style>
    <style:style style:name="T10" style:family="text">
      <style:text-properties fo:letter-spacing="0.071cm" fo:font-weight="bold" style:font-weight-asian="bold" style:font-name-complex="Arial" style:font-size-complex="11pt"/>
    </style:style>
    <style:style style:name="T11" style:family="text">
      <style:text-properties fo:letter-spacing="0.071cm" fo:language="en" fo:country="US" fo:font-weight="bold" style:font-weight-asian="bold" style:font-name-complex="Arial" style:font-size-complex="11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font-name-complex="Arial" style:font-size-complex="11pt" style:font-weight-complex="bold"/>
    </style:style>
    <style:style style:name="T14" style:family="text">
      <style:text-properties fo:language="en" fo:country="US" fo:font-weight="bold" style:font-weight-asian="bold" style:font-name-complex="Arial" style:font-size-complex="11pt"/>
    </style:style>
    <style:style style:name="T15" style:family="text">
      <style:text-properties fo:language="en" fo:country="US" fo:font-weight="bold" style:language-asian="ru" style:country-asian="RU" style:font-weight-asian="bold" style:font-name-complex="Arial" style:font-size-complex="11pt"/>
    </style:style>
    <style:style style:name="T16" style:family="text">
      <style:text-properties fo:color="#0070c0" fo:letter-spacing="0.071cm" fo:font-style="italic" style:text-underline-style="solid" style:text-underline-width="auto" style:text-underline-color="font-color" fo:font-weight="bold" style:font-style-asian="italic" style:font-weight-asian="bold" style:font-name-complex="Arial" style:font-size-complex="11pt"/>
    </style:style>
    <style:style style:name="T17" style:family="text">
      <style:text-properties style:font-name-asian="Arial"/>
    </style:style>
    <style:style style:name="T18" style:family="text">
      <style:text-properties fo:font-size="9pt" style:font-size-asian="9pt" style:font-name-complex="Arial" style:font-size-complex="9pt" style:font-weight-complex="bold"/>
    </style:style>
    <style:style style:name="T19" style:family="text">
      <style:text-properties fo:font-size="8pt" style:font-size-asian="8pt" style:font-name-complex="Arial" style:font-size-complex="8pt" style:font-weight-complex="bold"/>
    </style:style>
    <style:style style:name="T20" style:family="text">
      <style:text-properties fo:font-size="16pt" fo:font-weight="bold" style:font-size-asian="16pt" style:font-weight-asian="bold" style:font-weight-complex="bold"/>
    </style:style>
    <style:style style:name="T21" style:family="text">
      <style:text-properties fo:language="ru" fo:country="RU" style:language-asian="ru" style:country-asian="RU"/>
    </style:style>
    <style:style style:name="T22" style:family="text">
      <style:text-properties fo:color="#00b050"/>
    </style:style>
    <style:style style:name="T23" style:family="text">
      <style:text-properties fo:color="#ff0000"/>
    </style:style>
    <style:style style:name="T24" style:family="text">
      <style:text-properties style:font-name="Arial" fo:font-size="6pt" fo:font-weight="bold" style:font-size-asian="6pt" style:font-weight-asian="bold" style:font-name-complex="Arial" style:font-size-complex="6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WW8NumSt3z0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0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0z0" style:num-format="1" text:display-levels="3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4" text:style-name="WW8Num20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0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0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0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top"/><text:span text:style-name="T7">Приложение № 2 к Договору № </text:span><text:span text:style-name="T7"><text:user-defined style:data-style-name="N0" text:name="Номер договора">0001210/0000Д</text:user-defined></text:span><text:span text:style-name="T7"><text:line-break/>от « ___ » ____________ 2010 г.</text:span></text:p>
      <text:p text:style-name="P1"/>
      <text:p text:style-name="P1"/>
      <text:p text:style-name="P1"/>
      <text:p text:style-name="P1"/>
      <text:p text:style-name="P1"/>
      <text:p text:style-name="P34"><text:span text:style-name="T10">КАЛЕНДАРНЫЙ ПЛАН</text:span><text:span text:style-name="T11"> </text:span><text:a xlink:type="simple" xlink:href="http://www.google.com/" text:style-name="Internet_20_link" text:visited-style-name="Visited_20_Internet_20_Link"><text:span text:style-name="Internet_20_link"><text:span text:style-name="T16">link</text:span></text:span></text:a></text:p>
      <text:p text:style-name="P11"><text:span text:style-name="T4"><text:user-defined style:data-style-name="N0" text:name="тема договора">на оказание услуг по разработке технического задания на создание информационной системы</text:user-defined></text:span><text:span text:style-name="T4"><text:line-break/>«</text:span><text:span text:style-name="T4"><text:user-defined style:data-style-name="N0" text:name="Название подсистемы">Интеграционная платформа программных средств автоматизации проектно-изыскательских работ</text:user-defined></text:span><text:span text:style-name="T4">»</text:span></text:p>
      <text:p text:style-name="P15"/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 table:number-columns-repeated="2"/>
        <table:table-column table:style-name="Таблица1.G"/>
        <table:table-header-rows>
          <table:table-row table:style-name="Таблица1.1">
            <table:table-cell table:style-name="Таблица1.A1" office:value-type="string">
              <text:p text:style-name="P21"><text:span text:style-name="T17">№ </text:span>этапа</text:p>
            </table:table-cell>
            <table:table-cell table:style-name="Таблица1.B1" office:value-type="string">
              <text:p text:style-name="P21">Наименование этапа</text:p>
            </table:table-cell>
            <table:table-cell table:style-name="Таблица1.B1" office:value-type="string">
              <text:p text:style-name="P21">Отчетные материалы</text:p>
            </table:table-cell>
            <table:table-cell table:style-name="Таблица1.D1" office:value-type="string">
              <text:p text:style-name="P23">Срок окончания этапа</text:p>
            </table:table-cell>
            <table:table-cell table:style-name="Таблица1.B1" office:value-type="string">
              <text:p text:style-name="P23">Стоимость без НДС, рублей</text:p>
            </table:table-cell>
            <table:table-cell table:style-name="Таблица1.B1" office:value-type="string">
              <text:p text:style-name="P23">Сумма НДС, рублей</text:p>
            </table:table-cell>
            <table:table-cell table:style-name="Таблица1.G1" office:value-type="string">
              <text:p text:style-name="P23">Стоимость с НДС, рублей</text:p>
            </table:table-cell>
          </table:table-row>
        </table:table-header-rows>
        <table:table-row table:style-name="Таблица1.2">
          <table:table-cell table:style-name="Таблица1.A2" office:value-type="string">
            <text:p text:style-name="P38">1</text:p>
          </table:table-cell>
          <table:table-cell table:style-name="Таблица1.B2" office:value-type="string">
            <text:p text:style-name="P37">Обследование текущего состояния автоматизации ПИР в КНИПИ.</text:p>
            <text:p text:style-name="Standard"><text:span text:style-name="T18">Разработка технического задания на создание системы «</text:span><text:span text:style-name="T18"><text:user-defined style:data-style-name="N0" text:name="Название подсистемы">Интеграционная платформа программных средств автоматизации проектно-изыскательских работ</text:user-defined></text:span><text:span text:style-name="T18">»</text:span></text:p>
            <text:p text:style-name="P24"/>
          </table:table-cell>
          <table:table-cell table:style-name="Таблица1.C2" office:value-type="string">
            <text:p text:style-name="P36">Акт выполненных работ.</text:p>
            <text:p text:style-name="P19">Информационный отчет по результатам обследования</text:p>
            <text:p text:style-name="P19">Техническое задание на информационную систему</text:p>
          </table:table-cell>
          <table:table-cell table:style-name="Таблица1.D2" office:value-type="string">
            <text:p text:style-name="P35"><text:span text:style-name="T19">июль 2010</text:span></text:p>
          </table:table-cell>
          <table:table-cell table:style-name="Таблица1.E2" office:value-type="string">
            <text:p text:style-name="P39"/>
          </table:table-cell>
          <table:table-cell table:style-name="Таблица1.E2" office:value-type="string">
            <text:p text:style-name="P39"/>
          </table:table-cell>
          <table:table-cell table:style-name="Таблица1.G2" office:value-type="string">
            <text:p text:style-name="P39"/>
          </table:table-cell>
        </table:table-row>
        <table:table-row table:style-name="Таблица1.3">
          <table:table-cell table:style-name="Таблица1.A1" table:number-columns-spanned="4" office:value-type="string">
            <text:p text:style-name="P20">ИТОГО:</text:p>
          </table:table-cell>
          <table:covered-table-cell/>
          <table:covered-table-cell/>
          <table:covered-table-cell/>
          <table:table-cell table:style-name="Таблица1.E3" office:value-type="string">
            <text:p text:style-name="P22"/>
          </table:table-cell>
          <table:table-cell table:style-name="Таблица1.A1" office:value-type="string">
            <text:p text:style-name="P22"/>
          </table:table-cell>
          <table:table-cell table:style-name="Таблица1.G3" office:value-type="string">
            <text:p text:style-name="P22"/>
          </table:table-cell>
        </table:table-row>
      </table:table>
      <text:p text:style-name="P26"/>
      <text:p text:style-name="P26"/>
      <text:p text:style-name="P40">Подписи сторон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Table_20_Heading"/>
          </table:table-cell>
          <table:table-cell table:style-name="Таблица2.B1" office:value-type="string">
            <text:p text:style-name="P14">Заказчик:</text:p>
            <text:p text:style-name="P54"/>
          </table:table-cell>
          <table:table-cell table:style-name="Таблица2.B1" table:number-columns-spanned="2" office:value-type="string">
            <text:p text:style-name="P55"/>
          </table:table-cell>
          <table:covered-table-cell/>
        </table:table-row>
        <table:table-row table:style-name="Таблица2.2">
          <table:table-cell table:style-name="Таблица2.A2" table:number-columns-spanned="3" office:value-type="string">
            <text:p text:style-name="P14">Первый <text:s/>вице-президент </text:p>
            <text:p text:style-name="Standard"><text:span text:style-name="T3">ОАО «НК «</text:span><text:a xlink:type="simple" xlink:href="#_top" text:style-name="Internet_20_link" text:visited-style-name="Visited_20_Internet_20_Link"><text:span text:style-name="Internet_20_link"><text:span text:style-name="T3">Роснефть</text:span></text:span></text:a><text:span text:style-name="T3">»</text:span></text:p>
            <text:p text:style-name="P26"/>
            <text:p text:style-name="P14"/>
            <text:p text:style-name="P14"/>
            <text:p text:style-name="P14"/>
            <text:p text:style-name="P6"><text:span text:style-name="T3">______________ Э.Ю. Худайнатов</text:span></text:p>
          </table:table-cell>
          <table:covered-table-cell/>
          <table:covered-table-cell/>
          <table:table-cell table:style-name="Таблица2.A2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P2"><text:span text:style-name="T7">Приложение № 3 к Договору № <text:line-break/>от « ___ » ____________ 2010 г.</text:span></text:p>
      <text:p text:style-name="Standard"/>
      <text:p text:style-name="Standard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6">УТВЕРЖДАЮ:</text:p>
            <text:p text:style-name="P28">Первый вице-президент</text:p>
            <text:p text:style-name="P28">ОАО «НК «Роснефть»</text:p>
            <text:p text:style-name="P28"/>
            <text:p text:style-name="P27"/>
            <text:p text:style-name="P27"/>
            <text:p text:style-name="P25"><text:span text:style-name="T13">______</text:span><text:span text:style-name="T9">__________ Э.Ю. Худайнатов</text:span></text:p>
          </table:table-cell>
          <table:table-cell table:style-name="Таблица3.A1" office:value-type="string">
            <text:p text:style-name="P25"><text:span text:style-name="T3">ЗАКАЗЧИК:</text:span></text:p>
            <text:p text:style-name="P29">Директор по науке</text:p>
            <text:p text:style-name="P28">ОАО «НК «Роснефть»</text:p>
            <text:p text:style-name="P29"/>
            <text:p text:style-name="P29"/>
            <text:p text:style-name="P29"/>
            <text:p text:style-name="P25"><text:span text:style-name="T8">______________М.М. Хасанов</text:span></text:p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30"/>
            <text:p text:style-name="P16">СОГЛАСОВАНО:</text:p>
            <text:p text:style-name="P1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3">Технические требования</text:p>
      <text:p text:style-name="P56"/>
      <text:p text:style-name="P12"><text:span text:style-name="T2"><text:user-defined style:data-style-name="N0" text:name="тема договора">на оказание услуг по разработке технического задания на создание информационной системы</text:user-defined></text:span><text:span text:style-name="T6"> </text:span><text:span text:style-name="T2"><text:line-break/>«</text:span><text:span text:style-name="T2"><text:user-defined style:data-style-name="N0" text:name="Название подсистемы">Интеграционная платформа программных средств автоматизации проектно-изыскательских работ</text:user-defined></text:span><text:span text:style-name="T2">»</text:span></text:p>
      <text:p text:style-name="P3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1"/>
      <text:p text:style-name="P11"><text:span text:style-name="T1">г. Москва, </text:span><text:span text:style-name="T5">2010 г.</text:span></text:p>
      <text:p text:style-name="P41">Оглавление</text:p>
      <text:table-of-content text:style-name="Sect1" text:name="Оглавление1">
        <text:table-of-content-source text:outline-level="2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left" style:position="1.778cm" style:leader-char=" 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left" style:position="2.822cm" style:leader-char=" 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Глава_20_ТТ"/>
          </text:index-source-styles>
          <text:index-source-styles text:outline-level="2">
            <text:index-source-style text:style-name="Раздел_20_ТТ"/>
          </text:index-source-styles>
        </text:table-of-content-source>
        <text:index-body>
          <text:p text:style-name="Contents_20_2"><text:span text:style-name="T21">1. Термины, определения и сокращения<text:tab/></text:span><text:a xlink:type="simple" xlink:href="#__RefHeading___Toc259790977" text:style-name="Index_20_Link_20__28_user_29_" text:visited-style-name="Index_20_Link_20__28_user_29_"><text:span text:style-name="T21">4</text:span></text:a></text:p>
          <text:p text:style-name="Contents_20_2"><text:span text:style-name="T21">2. Назначение и цели обследования<text:tab/></text:span><text:a xlink:type="simple" xlink:href="#__RefHeading___Toc259790978" text:style-name="Index_20_Link_20__28_user_29_" text:visited-style-name="Index_20_Link_20__28_user_29_"><text:span text:style-name="T21">4</text:span></text:a></text:p>
          <text:p text:style-name="Contents_20_2"><text:span text:style-name="T21">3. Требования к обследованию<text:tab/></text:span><text:a xlink:type="simple" xlink:href="#__RefHeading___Toc259790979" text:style-name="Index_20_Link_20__28_user_29_" text:visited-style-name="Index_20_Link_20__28_user_29_"><text:span text:style-name="T21">5</text:span></text:a></text:p>
          <text:p text:style-name="Contents_20_2"><text:span text:style-name="T21">4. Состав и требование к оформлению отчетных материалов<text:tab/></text:span><text:a xlink:type="simple" xlink:href="#__RefHeading___Toc259790980" text:style-name="Index_20_Link_20__28_user_29_" text:visited-style-name="Index_20_Link_20__28_user_29_"><text:span text:style-name="T21">12</text:span></text:a></text:p>
        </text:index-body>
      </text:table-of-content>
      <text:p text:style-name="P5"/>
      <text:list xml:id="list6050800900498350176" text:style-name="WW8Num24">
        <text:list-item>
          <text:list>
            <text:list-item>
              <text:p text:style-name="P9"><text:bookmark-start text:name="__RefHeading___Toc259790977"/>Термины, определения и сокращения<text:bookmark-end text:name="__RefHeading___Toc259790977"/></text:p>
            </text:list-item>
          </text:list>
        </text:list-item>
      </text:list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3">Термин</text:p>
          </table:table-cell>
          <table:table-cell table:style-name="Таблица4.B1" office:value-type="string">
            <text:p text:style-name="P13">Пояснение</text:p>
          </table:table-cell>
        </table:table-row>
        <table:table-row table:style-name="Таблица4.1">
          <table:table-cell table:style-name="Таблица4.A1" office:value-type="string">
            <text:p text:style-name="P43">PIM</text:p>
          </table:table-cell>
          <table:table-cell table:style-name="Таблица4.B1" office:value-type="string">
            <text:p text:style-name="P42"><text:span text:style-name="T12">Plant</text:span> <text:span text:style-name="T12">Information</text:span> <text:span text:style-name="T12">Management</text:span>, система накопления и управления информацией о предприятии</text:p>
          </table:table-cell>
        </table:table-row>
        <table:table-row table:style-name="Таблица4.1">
          <table:table-cell table:style-name="Таблица4.A1" office:value-type="string">
            <text:p text:style-name="P42">SmartPlant Foundation (SPF)</text:p>
          </table:table-cell>
          <table:table-cell table:style-name="Таблица4.B1" office:value-type="string">
            <text:p text:style-name="P42"><text:span text:style-name="T12">PIM</text:span> фирмы <text:span text:style-name="T12">Intergraph</text:span>, предназначенная для моделирования объектов нефтяной промышленности</text:p>
          </table:table-cell>
        </table:table-row>
        <table:table-row table:style-name="Таблица4.1">
          <table:table-cell table:style-name="Таблица4.A1" office:value-type="string">
            <text:p text:style-name="P42">ДО</text:p>
          </table:table-cell>
          <table:table-cell table:style-name="Таблица4.B1" office:value-type="string">
            <text:p text:style-name="P42">дочернее общество ОАО «НК «Роснефть» (НГ ДО или НП ДО)</text:p>
          </table:table-cell>
        </table:table-row>
        <table:table-row table:style-name="Таблица4.1">
          <table:table-cell table:style-name="Таблица4.A1" office:value-type="string">
            <text:p text:style-name="P42">ИС</text:p>
          </table:table-cell>
          <table:table-cell table:style-name="Таблица4.B1" office:value-type="string">
            <text:p text:style-name="P42">Информационная система</text:p>
          </table:table-cell>
        </table:table-row>
        <table:table-row table:style-name="Таблица4.1">
          <table:table-cell table:style-name="Таблица4.A1" office:value-type="string">
            <text:p text:style-name="P42">ИТСУП-РН</text:p>
          </table:table-cell>
          <table:table-cell table:style-name="Таблица4.B1" office:value-type="string">
            <text:p text:style-name="P42">Информационно-телекоммуникационная система обеспечения проектных работ по обустройству месторождений нефти и газа</text:p>
          </table:table-cell>
        </table:table-row>
        <table:table-row table:style-name="Таблица4.1">
          <table:table-cell table:style-name="Таблица4.A1" office:value-type="string">
            <text:p text:style-name="P42">КИПиА</text:p>
          </table:table-cell>
          <table:table-cell table:style-name="Таблица4.B1" office:value-type="string">
            <text:p text:style-name="P42">Контрольно-измерительные приборы и аппаратура</text:p>
          </table:table-cell>
        </table:table-row>
        <table:table-row table:style-name="Таблица4.1">
          <table:table-cell table:style-name="Таблица4.A1" office:value-type="string">
            <text:p text:style-name="P42">КНИПИ</text:p>
          </table:table-cell>
          <table:table-cell table:style-name="Таблица4.B1" office:value-type="string">
            <text:p text:style-name="P42">корпоративный научно-исследовательский и проектный институт</text:p>
          </table:table-cell>
        </table:table-row>
        <table:table-row table:style-name="Таблица4.1">
          <table:table-cell table:style-name="Таблица4.A1" office:value-type="string">
            <text:p text:style-name="P42">Компания</text:p>
          </table:table-cell>
          <table:table-cell table:style-name="Таблица4.B1" office:value-type="string">
            <text:p text:style-name="P42">ОАО «НК «Роснефть»</text:p>
          </table:table-cell>
        </table:table-row>
        <table:table-row table:style-name="Таблица4.1">
          <table:table-cell table:style-name="Таблица4.A1" office:value-type="string">
            <text:p text:style-name="P42">ЛВС</text:p>
          </table:table-cell>
          <table:table-cell table:style-name="Таблица4.B1" office:value-type="string">
            <text:p text:style-name="P42">локальная вычислительная сеть</text:p>
          </table:table-cell>
        </table:table-row>
        <table:table-row table:style-name="Таблица4.1">
          <table:table-cell table:style-name="Таблица4.A1" office:value-type="string">
            <text:p text:style-name="P42">ЛНД</text:p>
          </table:table-cell>
          <table:table-cell table:style-name="Таблица4.B1" office:value-type="string">
            <text:p text:style-name="P42">локальный нормативный документ</text:p>
          </table:table-cell>
        </table:table-row>
        <table:table-row table:style-name="Таблица4.1">
          <table:table-cell table:style-name="Таблица4.A1" office:value-type="string">
            <text:p text:style-name="P42">НГ ДО</text:p>
          </table:table-cell>
          <table:table-cell table:style-name="Таблица4.B1" office:value-type="string">
            <text:p text:style-name="P42">нефтегазодобывающее дочернее общество ОАО «НК «Роснефть»</text:p>
          </table:table-cell>
        </table:table-row>
        <table:table-row table:style-name="Таблица4.1">
          <table:table-cell table:style-name="Таблица4.A1" office:value-type="string">
            <text:p text:style-name="P42">НК</text:p>
          </table:table-cell>
          <table:table-cell table:style-name="Таблица4.B1" office:value-type="string">
            <text:p text:style-name="P42">нефтяная компания</text:p>
          </table:table-cell>
        </table:table-row>
        <table:table-row table:style-name="Таблица4.1">
          <table:table-cell table:style-name="Таблица4.A1" office:value-type="string">
            <text:p text:style-name="P42">НП ДО</text:p>
          </table:table-cell>
          <table:table-cell table:style-name="Таблица4.B1" office:value-type="string">
            <text:p text:style-name="P42">нефтеперерабатывающее дочернее общество ОАО «НК «Роснефть»</text:p>
          </table:table-cell>
        </table:table-row>
        <table:table-row table:style-name="Таблица4.1">
          <table:table-cell table:style-name="Таблица4.A1" office:value-type="string">
            <text:p text:style-name="P42">НСД</text:p>
          </table:table-cell>
          <table:table-cell table:style-name="Таблица4.B1" office:value-type="string">
            <text:p text:style-name="P42">несанкционированный доступ</text:p>
          </table:table-cell>
        </table:table-row>
        <table:table-row table:style-name="Таблица4.1">
          <table:table-cell table:style-name="Таблица4.A1" office:value-type="string">
            <text:p text:style-name="P42">ПИР</text:p>
          </table:table-cell>
          <table:table-cell table:style-name="Таблица4.B1" office:value-type="string">
            <text:p text:style-name="P42">Проектно-изыскательские работы</text:p>
          </table:table-cell>
        </table:table-row>
        <table:table-row table:style-name="Таблица4.1">
          <table:table-cell table:style-name="Таблица4.A1" office:value-type="string">
            <text:p text:style-name="P42">ПО</text:p>
          </table:table-cell>
          <table:table-cell table:style-name="Таблица4.B1" office:value-type="string">
            <text:p text:style-name="P42">Программное обеспечение</text:p>
          </table:table-cell>
        </table:table-row>
        <table:table-row table:style-name="Таблица4.1">
          <table:table-cell table:style-name="Таблица4.A1" office:value-type="string">
            <text:p text:style-name="P42">САПР</text:p>
          </table:table-cell>
          <table:table-cell table:style-name="Таблица4.B1" office:value-type="string">
            <text:p text:style-name="P42">система автоматизированного проектирования</text:p>
          </table:table-cell>
        </table:table-row>
        <table:table-row table:style-name="Таблица4.1">
          <table:table-cell table:style-name="Таблица4.A1" office:value-type="string">
            <text:p text:style-name="P42">СУБД</text:p>
          </table:table-cell>
          <table:table-cell table:style-name="Таблица4.B1" office:value-type="string">
            <text:p text:style-name="P42">Система управления базами данных</text:p>
          </table:table-cell>
        </table:table-row>
      </table:table>
      <text:p text:style-name="Standard"/>
      <text:list xml:id="list141655472181173" text:continue-numbering="true" text:style-name="WW8Num24">
        <text:list-item>
          <text:list>
            <text:list-item>
              <text:p text:style-name="P10"><text:bookmark-start text:name="__RefHeading___Toc259790978"/>Назначение и цели обследования<text:bookmark-end text:name="__RefHeading___Toc259790978"/></text:p>
              <text:list>
                <text:list-item>
                  <text:p text:style-name="P67">Назначение обследования</text:p>
                </text:list-item>
              </text:list>
            </text:list-item>
          </text:list>
        </text:list-item>
      </text:list>
      <text:p text:style-name="Текст_20_ТТ">Назначение обследования заключается в разработке технического задания на создание комплексной системы автоматизации процессов и информационных потоков, возникающих в ходе проектирования объектов обустройства и нефтепереработки в КНИПИ (далее ИС «<text:user-defined style:data-style-name="N0" text:name="Название подсистемы">Интеграционная платформа программных средств автоматизации проектно-изыскательских работ</text:user-defined>»).</text:p>
      <text:list xml:id="list141655473165456" text:continue-numbering="true" text:style-name="WW8Num24">
        <text:list-item>
          <text:list>
            <text:list-item>
              <text:list>
                <text:list-item>
                  <text:p text:style-name="P67">Цели проведения обследования</text:p>
                </text:list-item>
              </text:list>
            </text:list-item>
          </text:list>
        </text:list-item>
      </text:list>
      <text:p text:style-name="Текст_20_ТТ">Проведение обследования преследует следующие цели:</text:p>
      <text:list xml:id="list8870921626596652516" text:style-name="WW8Num9">
        <text:list-item>
          <text:p text:style-name="List_20_Bullet">формирование общей схемы потоков инженерных данных, возникающих в процессе проектирования объектов обустройства и нефтепереработки (включая взаимодействие КНИПИ с другими организациями в т.ч. в силу исполнения ими функций Генпроектирования;</text:p>
        </text:list-item>
        <text:list-item>
          <text:p text:style-name="List_20_Bullet">выявление неохваченных автоматизацией процессов и операций, автоматизация которых будет наиболее эффективна, в силу их трудоемкости, высокого влияния человеческого фактора или других объективных причин;</text:p>
        </text:list-item>
        <text:list-item>
          <text:p text:style-name="List_20_Bullet">выявление организационных и технических проблем, связанных с внедрением и эксплуатацией средств автоматизации ПИР и разработка методов их решения;</text:p>
        </text:list-item>
        <text:list-item>
          <text:p text:style-name="List_20_Bullet">выявление полноты и корректности применения пользователями функционала элементов утвержденной единой линейки ПО и разработка соответствующих программ обучения пользователей;</text:p>
        </text:list-item>
        <text:list-item>
          <text:p text:style-name="List_20_Bullet"><text:soft-page-break/>актуализация состава единой линейки ПО, применяемого для автоматизации ПИР, с учётом возможностей его включения в интеграционную платформу;</text:p>
        </text:list-item>
        <text:list-item>
          <text:p text:style-name="List_20_Bullet">формирование технического задания на разработку ИС «<text:user-defined style:data-style-name="N0" text:name="Название подсистемы">Интеграционная платформа программных средств автоматизации проектно-изыскательских работ</text:user-defined>».</text:p>
        </text:list-item>
      </text:list>
      <text:list xml:id="list141655476154312" text:continue-list="list141655473165456" text:style-name="WW8Num24">
        <text:list-item>
          <text:list>
            <text:list-item>
              <text:list>
                <text:list-item>
                  <text:p text:style-name="P67">Результаты обследования</text:p>
                </text:list-item>
              </text:list>
            </text:list-item>
          </text:list>
        </text:list-item>
      </text:list>
      <text:p text:style-name="Текст_20_ТТ">В результате выполнения работ заказчику должны быть переданы:</text:p>
      <text:list xml:id="list141655477178932" text:continue-list="list8870921626596652516" text:style-name="WW8Num9">
        <text:list-item>
          <text:p text:style-name="P53">отчет по результатам обследования выбранных КНИПИ;</text:p>
        </text:list-item>
        <text:list-item>
          <text:p text:style-name="P53">техническое задание на ИС «<text:user-defined style:data-style-name="N0" text:name="Название подсистемы">Интеграционная платформа программных средств автоматизации проектно-изыскательских работ</text:user-defined>» </text:p>
        </text:list-item>
      </text:list>
      <text:list xml:id="list141655477174697" text:continue-list="list141655476154312" text:style-name="WW8Num24">
        <text:list-item>
          <text:list>
            <text:list-item>
              <text:p text:style-name="P10"><text:bookmark-start text:name="__RefHeading___Toc259790979"/>Требования к обследованию<text:bookmark-end text:name="__RefHeading___Toc259790979"/></text:p>
              <text:list>
                <text:list-item>
                  <text:p text:style-name="P67">Объект обследования</text:p>
                </text:list-item>
              </text:list>
            </text:list-item>
          </text:list>
        </text:list-item>
      </text:list>
      <text:p text:style-name="Текст_20_ТТ">Объектом обследования являются следующие КНИПИ ОАО «НК «Роснефть»:</text:p>
      <text:list xml:id="list141655479160271" text:continue-list="list141655477178932" text:style-name="WW8Num9">
        <text:list-item>
          <text:p text:style-name="List_20_Bullet">ООО «РН‑УфаНИПИнефть»;</text:p>
        </text:list-item>
        <text:list-item>
          <text:p text:style-name="List_20_Bullet">ООО «РН‑НТЦ»;</text:p>
        </text:list-item>
        <text:list-item>
          <text:p text:style-name="List_20_Bullet">ОАО «Самаранефтехимпроект»;</text:p>
        </text:list-item>
        <text:list-item>
          <text:p text:style-name="List_20_Bullet">ОАО «ТомскНИПИнефть ВНК».</text:p>
        </text:list-item>
      </text:list>
      <text:p text:style-name="Текст_20_ТТ">Перечень КНИПИ может быть расширен или откорректирован по предложению Заказчика.</text:p>
      <text:p text:style-name="Текст_20_ТТ">В рамках каждого КНИПИ должны быть обследованы следующие подразделения:</text:p>
      <text:list xml:id="list141655480182076" text:continue-numbering="true" text:style-name="WW8Num9">
        <text:list-item>
          <text:p text:style-name="List_20_Bullet">планово-договорной отдел; - <text:span text:style-name="T22">Н 1 </text:span></text:p>
        </text:list-item>
        <text:list-item>
          <text:p text:style-name="List_20_Bullet">бюро ГИПов; - <text:span text:style-name="T22">Н 3 </text:span></text:p>
        </text:list-item>
        <text:list-item>
          <text:p text:style-name="List_20_Bullet">отдел инженерных изысканий; - <text:span text:style-name="T22">Д 1 </text:span></text:p>
        </text:list-item>
        <text:list-item>
          <text:p text:style-name="List_20_Bullet">нефтепромысловый отдел; <text:span text:style-name="T22">2</text:span> </text:p>
        </text:list-item>
        <text:list-item>
          <text:p text:style-name="List_20_Bullet">отдел автоматизации и КИПиА; - <text:span text:style-name="T22">1 </text:span></text:p>
        </text:list-item>
        <text:list-item>
          <text:p text:style-name="List_20_Bullet">отдел водоснабжения, канализации и теплоснабжения; <text:s/><text:span text:style-name="T22">Д</text:span> <text:span text:style-name="T22">1</text:span> </text:p>
        </text:list-item>
        <text:list-item>
          <text:p text:style-name="List_20_Bullet">архитектурно-строительный отдел; <text:span text:style-name="T22">Д</text:span> <text:span text:style-name="T22">1</text:span></text:p>
        </text:list-item>
        <text:list-item>
          <text:p text:style-name="List_20_Bullet">электротехнический отдел; <text:span text:style-name="T22">1 </text:span></text:p>
        </text:list-item>
        <text:list-item>
          <text:p text:style-name="List_20_Bullet">отдел промышленной и экологической безопасности; <text:span text:style-name="T22">1</text:span></text:p>
        </text:list-item>
        <text:list-item>
          <text:p text:style-name="List_20_Bullet">службы оформления и выпуска ПСД; <text:span text:style-name="T22">Н 1</text:span></text:p>
        </text:list-item>
        <text:list-item>
          <text:p text:style-name="List_20_Bullet">архив ПСД.<text:span text:style-name="T22"> Н 1 </text:span><text:span text:style-name="T23">(В итоге на обследование на территории КНИПИ одного филиала примерно 5 дней)</text:span></text:p>
        </text:list-item>
      </text:list>
      <text:p text:style-name="Текст_20_ТТ">Перечень подразделений может уточняться для каждого конкретного КНИПИ.</text:p>
      <text:p text:style-name="Текст_20_ТТ">Обследование в указанных подразделениях должно проводиться при активном участии специалистов подразделений КНИПИ, отвечающих за </text:p>
      <text:list xml:id="list141655486178377" text:continue-numbering="true" text:style-name="WW8Num9">
        <text:list-item>
          <text:p text:style-name="List_20_Bullet">внедрение и сопровождение информационных систем, применяемых в процессе выполнения ПИР;</text:p>
        </text:list-item>
        <text:list-item>
          <text:p text:style-name="List_20_Bullet">внедрение и обеспечение СМК.</text:p>
        </text:list-item>
      </text:list>
      <text:list xml:id="list141655487159893" text:continue-list="list141655477174697" text:style-name="WW8Num24">
        <text:list-item>
          <text:list>
            <text:list-item>
              <text:list>
                <text:list-item>
                  <text:p text:style-name="P67"><text:soft-page-break/>Области обследования </text:p>
                </text:list-item>
              </text:list>
            </text:list-item>
          </text:list>
        </text:list-item>
      </text:list>
      <text:p text:style-name="Текст_20_ТТ">Обследование должно охватывать следующие группы бизнес-процессов в рамках ПИР:</text:p>
      <text:list xml:id="list141655487181447" text:continue-list="list141655486178377" text:style-name="WW8Num9">
        <text:list-item>
          <text:p text:style-name="List_20_Bullet">внутренние процессы подразделения ПИР КНИПИ (проектирование, выпуск и хранение документации, управление проектами ПИР);</text:p>
        </text:list-item>
        <text:list-item>
          <text:p text:style-name="List_20_Bullet">взаимодействие КНИПИ с заказчиками;</text:p>
        </text:list-item>
        <text:list-item>
          <text:p text:style-name="List_20_Bullet">взаимодействие КНИПИ с подрядчиками;</text:p>
        </text:list-item>
        <text:list-item>
          <text:p text:style-name="List_20_Bullet">взаимодействие КНИПИ с поставщиками оборудования;</text:p>
        </text:list-item>
        <text:list-item>
          <text:p text:style-name="List_20_Bullet">осуществление авторского надзора;</text:p>
        </text:list-item>
        <text:list-item>
          <text:p text:style-name="List_20_Bullet">проведение экспертиз.</text:p>
        </text:list-item>
      </text:list>
      <text:p text:style-name="Текст_20_ТТ">Обследование должно охватывать следующие аспекты автоматизации проектирования объектов обустройства и нефтепереработки:</text:p>
      <text:list xml:id="list141655490176801" text:continue-numbering="true" text:style-name="WW8Num9">
        <text:list-item>
          <text:p text:style-name="List_20_Bullet">процессы и информационные потоки (как документированные, такие как передача заданий между смежными отделами, так и недокументированные);</text:p>
        </text:list-item>
        <text:list-item>
          <text:p text:style-name="List_20_Bullet">применяемые средства автоматизации, САПР (с точки зрения выявления существующих проблем, «узких мест» и поиска вариантов их решения, а также разработки требований к интеграционным технологиям);</text:p>
        </text:list-item>
        <text:list-item>
          <text:p text:style-name="List_20_Bullet">управление проектами ПИР (с точки зрения путей обеспечения интеграции САПР с системами календарного планирования и управления проектами ПИР).</text:p>
        </text:list-item>
      </text:list>
      <text:list xml:id="list141655491152116" text:continue-list="list141655487159893" text:style-name="WW8Num24">
        <text:list-item>
          <text:list>
            <text:list-item>
              <text:list>
                <text:list-item>
                  <text:p text:style-name="P67">Рабочая группа</text:p>
                </text:list-item>
              </text:list>
            </text:list-item>
          </text:list>
        </text:list-item>
      </text:list>
      <text:p text:style-name="Текст_20_ТТ">Для обеспечения эффективного взаимодействия с объектами обследования в каждом КНИПИ должна быть сформирована соответствующая рабочая группа, утвержденный состав которой должен быть предоставлен Исполнителю с указанием должностей и контактной информации.</text:p>
      <text:p text:style-name="Текст_20_ТТ">Рабочая группа должна удовлетворять следующим требованиям:</text:p>
      <text:list xml:id="list141655491163524" text:continue-list="list141655490176801" text:style-name="WW8Num9">
        <text:list-item>
          <text:p text:style-name="List_20_Bullet">возглавляться руководителем верхнего звена предприятия, уполномоченным подписывать организационно-распорядительные документы в ходе выполнения работ по обследованию;</text:p>
        </text:list-item>
        <text:list-item>
          <text:p text:style-name="List_20_Bullet">состоять из специалистов, компетентных в вопросах технологии проектирования предприятия, СМК, САПР/ИТ, включая экспертов КНИПИ.</text:p>
        </text:list-item>
      </text:list>
      <text:list xml:id="list141655492181030" text:continue-list="list141655491152116" text:style-name="WW8Num24">
        <text:list-item>
          <text:list>
            <text:list-item>
              <text:list>
                <text:list-item>
                  <text:p text:style-name="P67">Этапы проведения работ</text:p>
                </text:list-item>
              </text:list>
            </text:list-item>
          </text:list>
        </text:list-item>
      </text:list>
      <text:p text:style-name="Текст_20_ТТ">Все указанные направления подразумевают одновременное выполнение по каждому из них следующих этапов работ:</text:p>
      <text:list xml:id="list141655492168957" text:continue-list="list141655491163524" text:style-name="WW8Num9">
        <text:list-item>
          <text:p text:style-name="List_20_Bullet">подготовка к обследованию;</text:p>
        </text:list-item>
        <text:list-item>
          <text:p text:style-name="List_20_Bullet">дистанционное обследование;</text:p>
        </text:list-item>
        <text:list-item>
          <text:p text:style-name="P53">обследование на территории КНИПИ; </text:p>
        </text:list-item>
        <text:list-item>
          <text:p text:style-name="P53">анализ результатов обследования и подготовка отчета; (эти два за месяц)</text:p>
        </text:list-item>
        <text:list-item>
          <text:p text:style-name="List_20_Bullet">разработка технического задания на создание подсистемы «<text:user-defined style:data-style-name="N0" text:name="Название подсистемы">Интеграционная платформа программных средств автоматизации проектно-изыскательских работ</text:user-defined>». <text:span text:style-name="T23">Еще месяц</text:span></text:p>
        </text:list-item>
      </text:list>
      <text:p text:style-name="P46"><text:soft-page-break/>Выполнение анализа текущего состояния рекомендуется проводить силами субподрядной организации, специализирующейся на выполнении подобных работ, с привлечением соответствующих специалистов Компании</text:p>
      <text:p text:style-name="Текст_20_ТТ">После завершения обследования по всем направлениям должна быть сформирована и согласована с КНТЦ, ДИТ и РН‑Информ общая программа повышения эффективности автоматизации ПИР в Компании. <text:s/></text:p>
      <text:list xml:id="list141655495168692" text:continue-list="list141655492181030" text:style-name="WW8Num24">
        <text:list-item>
          <text:list>
            <text:list-item>
              <text:list>
                <text:list-item>
                  <text:list>
                    <text:list-item>
                      <text:p text:style-name="P44">Подготовка к обследованию</text:p>
                    </text:list-item>
                  </text:list>
                </text:list-item>
              </text:list>
            </text:list-item>
          </text:list>
        </text:list-item>
      </text:list>
      <text:p text:style-name="Текст_20_ТТ">В ходе подготовительного этапа по запросу Исполнителя Заказчиком (с помощью профильных специалистов КНИПИ) предоставляются по каждому проектному институту (только по подразделениям, вовлеченным в выполнение ПИР) следующие материалы:</text:p>
      <text:list xml:id="list141655496171852" text:continue-list="list141655492168957" text:style-name="WW8Num9">
        <text:list-item>
          <text:p text:style-name="List_20_Bullet">Организационную структуру института;</text:p>
        </text:list-item>
        <text:list-item>
          <text:p text:style-name="List_20_Bullet">Перечень сотрудников института по подразделениям;</text:p>
        </text:list-item>
        <text:list-item>
          <text:p text:style-name="List_20_Bullet">Перечень базового и прикладного программного обеспечения, используемого специалистами при выполнении ПИР (с разбивкой по подразделениям);</text:p>
        </text:list-item>
        <text:list-item>
          <text:p text:style-name="List_20_Bullet">структуру локальной сети;</text:p>
        </text:list-item>
        <text:list-item>
          <text:p text:style-name="List_20_Bullet">Информацию об общей технической оснащенности типового рабочего места по подразделениям;</text:p>
        </text:list-item>
        <text:list-item>
          <text:p text:style-name="List_20_Bullet">Перечень серверов (при наличии) с указанием назначения;</text:p>
        </text:list-item>
        <text:list-item>
          <text:p text:style-name="List_20_Bullet">Технические характеристики применяемого аппаратного обеспечения;</text:p>
        </text:list-item>
        <text:list-item>
          <text:p text:style-name="List_20_Bullet">Перечень ЛНД, применяемых при выполнении ПИР.</text:p>
        </text:list-item>
      </text:list>
      <text:list xml:id="list141655498165244" text:continue-list="list141655495168692" text:style-name="WW8Num24">
        <text:list-item>
          <text:list>
            <text:list-item>
              <text:list>
                <text:list-item>
                  <text:list>
                    <text:list-item>
                      <text:p text:style-name="P44">Дистанционное обследование</text:p>
                    </text:list-item>
                  </text:list>
                </text:list-item>
              </text:list>
            </text:list-item>
          </text:list>
        </text:list-item>
      </text:list>
      <text:p text:style-name="Текст_20_ТТ">На этапе дистанционного обследования Исполнитель обрабатывает и анализирует материалы, предоставленные Заказчиком на подготовительном этапе.</text:p>
      <text:p text:style-name="Текст_20_ТТ">По результатам анализа Исполнитель:</text:p>
      <text:list xml:id="list141655499162930" text:continue-list="list141655496171852" text:style-name="WW8Num9">
        <text:list-item>
          <text:p text:style-name="List_20_Bullet">разрабатывает план обследования в каждом КНИПИ с указанием графика обследования;</text:p>
        </text:list-item>
        <text:list-item>
          <text:p text:style-name="List_20_Bullet">готовит анкеты, необходимые формы и прочие материалы, необходимые для выполнения обследования непосредственно в КНИПИ.</text:p>
        </text:list-item>
      </text:list>
      <text:list xml:id="list141655500162161" text:continue-list="list141655498165244" text:style-name="WW8Num24">
        <text:list-item>
          <text:list>
            <text:list-item>
              <text:list>
                <text:list-item>
                  <text:list>
                    <text:list-item>
                      <text:p text:style-name="P44">Обследование на территории КНИПИ</text:p>
                    </text:list-item>
                  </text:list>
                </text:list-item>
              </text:list>
            </text:list-item>
          </text:list>
        </text:list-item>
      </text:list>
      <text:p text:style-name="Текст_20_ТТ">Обследование на территории КНИПИ должно включать в себя следующие подэтапы:</text:p>
      <text:list xml:id="list141655500164225" text:continue-list="list141655499162930" text:style-name="WW8Num9">
        <text:list-item>
          <text:p text:style-name="List_20_Bullet">первичное совещание; </text:p>
        </text:list-item>
        <text:list-item>
          <text:p text:style-name="List_20_Bullet">анализ бизнес-процессов подразделений и составление информационных потоков</text:p>
        </text:list-item>
        <text:list-item>
          <text:p text:style-name="List_20_Bullet">аудит использования имеющихся средств автоматизации;</text:p>
        </text:list-item>
        <text:list-item>
          <text:p text:style-name="List_20_Bullet">выявление и фиксирование проблемных мест;</text:p>
        </text:list-item>
        <text:list-item>
          <text:p text:style-name="List_20_Bullet">подготовка отчета по результатам обследования.</text:p>
        </text:list-item>
      </text:list>
      <text:list xml:id="list141655502179741" text:continue-list="list141655500162161" text:style-name="WW8Num2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6">Первичное совещание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Текст_20_ТТ">Первичное совещание с руководством и членами рабочей группы КНИПИ проводится для уточнения целей и задач обследования, подтверждения одинакового понимания Исполнителем и Заказчиком решаемых задач и поставленных целей, обсуждения ключевых моментов обследования, включая уточнение и корректировку:</text:p>
      <text:list xml:id="list141655502152595" text:continue-list="list141655500164225" text:style-name="WW8Num9">
        <text:list-item>
          <text:p text:style-name="List_20_Bullet">состава рабочей группы со стороны КНИПИ;</text:p>
        </text:list-item>
        <text:list-item>
          <text:p text:style-name="List_20_Bullet">результатов дистанционного обследования;</text:p>
        </text:list-item>
        <text:list-item>
          <text:p text:style-name="List_20_Bullet">перечня обследуемых подразделений;</text:p>
        </text:list-item>
        <text:list-item>
          <text:p text:style-name="List_20_Bullet">перечня интервьюируемых сотрудников подразделений;</text:p>
        </text:list-item>
        <text:list-item>
          <text:p text:style-name="List_20_Bullet">перечня обследуемых бизнес-процессов;</text:p>
        </text:list-item>
        <text:list-item>
          <text:p text:style-name="List_20_Bullet"><text:soft-page-break/>план-графика проведения обследования.</text:p>
        </text:list-item>
      </text:list>
      <text:p text:style-name="Текст_20_ТТ">Не менее чем за 5 рабочих дней до проведения совещания участникам со стороны КНИПИ должны быть переданы для ознакомления необходимые материалы (результаты обследования, предварительный план-график обследования на территории КНИПИ).</text:p>
      <text:p text:style-name="Текст_20_ТТ">При проведении совещания обязательно присутствие руководителя высшего звена, курирующего обследуемые подразделения, в период проведения работ на предприятии.</text:p>
      <text:list xml:id="list141655505168003" text:continue-list="list141655502179741" text:style-name="WW8Num2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6">Анализ бизнес-процессов подразделений и составление информационных потоков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Текст_20_ТТ">В рамках данного этапа проводится интервьюирование сотрудников КНИПИ. По результатам интервьюирования в формате схем (с приведением, при необходимости, текстовых пояснений) формируются описания бизнес-процессов и информационных потоков, возникающих в ходе проектирования объектов обустройства и нефтепереработки (как внутри КНИПИ, так и при взаимодействии с Заказчиком и субподрядчиками).</text:p>
      <text:p text:style-name="Текст_20_ТТ">Нотация описания и инструментальные средства описания бизнес-процессов и информационных потоков должны быть согласованы с Заказчиком и должны позволять отражать степень автоматизации соответствующих элементов схем.</text:p>
      <text:p text:style-name="Текст_20_ТТ">Базовый перечень обследуемых внутренних бизнес-процессов КНИПИ, связанных с проектированием объектов обустройства и нефтепереработки должен включать в себя:</text:p>
      <text:list xml:id="list141655506163112" text:continue-list="list141655502152595" text:style-name="WW8Num9">
        <text:list-item>
          <text:p text:style-name="List_20_Bullet">Авторский надзор за строительством </text:p>
        </text:list-item>
        <text:list-item>
          <text:p text:style-name="List_20_Bullet">Анализ, проверка и утверждение проектной продукции;</text:p>
        </text:list-item>
        <text:list-item>
          <text:p text:style-name="List_20_Bullet">Внесение изменений в проектно-сметную документацию;</text:p>
        </text:list-item>
        <text:list-item>
          <text:p text:style-name="List_20_Bullet">Подготовка и выдача Заданий на разработку частей проекта;</text:p>
        </text:list-item>
        <text:list-item>
          <text:p text:style-name="List_20_Bullet">Подготовка и согласование актов выбора;</text:p>
        </text:list-item>
        <text:list-item>
          <text:p text:style-name="List_20_Bullet">Поддержание макетов-шаблонов ПСД в актуальном состоянии;</text:p>
        </text:list-item>
        <text:list-item>
          <text:p text:style-name="List_20_Bullet">Проектирование строительства кустовых оснований;</text:p>
        </text:list-item>
        <text:list-item>
          <text:p text:style-name="List_20_Bullet">Проектирование строительства скважин;</text:p>
        </text:list-item>
        <text:list-item>
          <text:p text:style-name="List_20_Bullet">Разработка раздела ПСД "Архитектурно-строительные решения";</text:p>
        </text:list-item>
        <text:list-item>
          <text:p text:style-name="List_20_Bullet">Процедура Разработка раздела ПСД "Водопровод и канализация";</text:p>
        </text:list-item>
        <text:list-item>
          <text:p text:style-name="List_20_Bullet">Разработка раздела ПСД "Генеральный план и дороги";</text:p>
        </text:list-item>
        <text:list-item>
          <text:p text:style-name="List_20_Bullet">Разработка раздела ПСД "Линейные трубопроводы";</text:p>
        </text:list-item>
        <text:list-item>
          <text:p text:style-name="List_20_Bullet">Разработка раздела ПСД "Организация строительства";</text:p>
        </text:list-item>
        <text:list-item>
          <text:p text:style-name="List_20_Bullet">Разработка раздела ПСД "Отопление и вентиляция";</text:p>
        </text:list-item>
        <text:list-item>
          <text:p text:style-name="List_20_Bullet">Разработка раздела ПСД "Охрана окружающей среды";</text:p>
        </text:list-item>
        <text:list-item>
          <text:p text:style-name="List_20_Bullet">Разработка раздела ПСД "Оценка воздействия на окружающую среду (ОВОС)";</text:p>
        </text:list-item>
        <text:list-item>
          <text:p text:style-name="List_20_Bullet">Разработка раздела ПСД "Технологические решения";</text:p>
        </text:list-item>
        <text:list-item>
          <text:p text:style-name="List_20_Bullet">Разработка раздела ПСД "Электротехнические решения";</text:p>
        </text:list-item>
        <text:list-item>
          <text:p text:style-name="List_20_Bullet">Управление договором на разработку проекта обустройства месторождений;</text:p>
        </text:list-item>
        <text:list-item>
          <text:p text:style-name="List_20_Bullet">Управление договором субподрядных ПИР.</text:p>
        </text:list-item>
      </text:list>
      <text:p text:style-name="Текст_20_ТТ"><text:soft-page-break/>Также в соответствии с требованиями п. 3.2. в ходе обследования должны быть рассмотрены связанные внешние процессы КНИПИ.</text:p>
      <text:p text:style-name="Текст_20_ТТ">Общий перечень процессов должен уточняться рабочей группой в рамках первичного совещания (см. п. 3.4.3.1)</text:p>
      <text:list xml:id="list141655512179975" text:continue-list="list141655505168003" text:style-name="WW8Num2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6">Аудит использования имеющихся средств автоматизации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Текст_20_ТТ">Аудит использования имеющихся средств автоматизации проводится путем:</text:p>
      <text:list xml:id="list141655513153846" text:continue-list="list141655506163112" text:style-name="WW8Num9">
        <text:list-item>
          <text:p text:style-name="List_20_Bullet">опроса сотрудников и руководителей подразделений, применяющих программный продукт, а так же сотрудников смежных подразделений, которым передаются документы, сделанные в данном программном продукте в соответствии с технологией проведения работ;</text:p>
        </text:list-item>
        <text:list-item>
          <text:p text:style-name="List_20_Bullet">интервьюирования специалистов производственных подразделений;</text:p>
        </text:list-item>
        <text:list-item>
          <text:p text:style-name="List_20_Bullet">анкетирования или интервьюирование специалистов отдела САПР/ИТ;</text:p>
        </text:list-item>
        <text:list-item>
          <text:p text:style-name="List_20_Bullet">анализ файлов (или баз данных) одного или нескольких проектов, выполненных с участием специалистов всех обследуемых подразделений.</text:p>
        </text:list-item>
      </text:list>
      <text:p text:style-name="Текст_20_ТТ">В результате проведения опроса должны быть выявлены:</text:p>
      <text:list xml:id="list141655514180472" text:continue-numbering="true" text:style-name="WW8Num9">
        <text:list-item>
          <text:p text:style-name="List_20_Bullet">полнота применения пользователями соответствующего функционала имеющегося ПО;</text:p>
        </text:list-item>
        <text:list-item>
          <text:p text:style-name="List_20_Bullet">недостатки, имеющиеся в продуктах,</text:p>
        </text:list-item>
        <text:list-item>
          <text:p text:style-name="List_20_Bullet">нестыковки в технологиях передачи информации,</text:p>
        </text:list-item>
        <text:list-item>
          <text:p text:style-name="List_20_Bullet">некорректность настроек ПО и потребность в таковых;</text:p>
        </text:list-item>
        <text:list-item>
          <text:p text:style-name="List_20_Bullet">проблемы, связанные с коллективной работой и интеграцией приложений.</text:p>
        </text:list-item>
      </text:list>
      <text:p text:style-name="Текст_20_ТТ">В ходе данного этапа обследования должен быть составлен альбом описаний бизнес-процессов (с приведением при необходимости схем данных бизнес-процессов), в рамках которых применяются, либо необходимо применение средства автоматизации. Все описания бизнес-процессов должны быть пронумерованы для дальнейшей ссылки на них в итоговом отчете.</text:p>
      <text:p text:style-name="Текст_20_ТТ">Результаты опроса заносятся в таблицу в формате <text:span text:style-name="T12">Microsoft</text:span> <text:span text:style-name="T12">Excel</text:span> со следующими столбцами:</text:p>
      <text:list xml:id="list141655517174639" text:continue-numbering="true" text:style-name="WW8Num9">
        <text:list-item>
          <text:p text:style-name="List_20_Bullet">порядковый номер;</text:p>
        </text:list-item>
        <text:list-item>
          <text:p text:style-name="List_20_Bullet">область применения ПО;</text:p>
        </text:list-item>
        <text:list-item>
          <text:p text:style-name="List_20_Bullet">наименование ПО с указанием производителя;</text:p>
        </text:list-item>
        <text:list-item>
          <text:p text:style-name="List_20_Bullet">частота применения (возможные значения: очень редко, редко, периодически, часто, постоянно);</text:p>
        </text:list-item>
        <text:list-item>
          <text:p text:style-name="List_20_Bullet">описание применения ПО (ссылка на номер описания в альбоме описаний бизнес-процессов);</text:p>
        </text:list-item>
        <text:list-item>
          <text:p text:style-name="List_20_Bullet">выявленные проблемы;</text:p>
        </text:list-item>
        <text:list-item>
          <text:p text:style-name="List_20_Bullet">предложения по устранению выявленных проблем.</text:p>
        </text:list-item>
      </text:list>
      <text:p text:style-name="Текст_20_ТТ">В качестве основных областей применения ПО должны быть рассмотрены:</text:p>
      <text:list xml:id="list141655519164548" text:continue-numbering="true" text:style-name="WW8Num9">
        <text:list-item>
          <text:p text:style-name="List_20_Bullet">Моделирование технологических процессов;</text:p>
        </text:list-item>
        <text:list-item>
          <text:p text:style-name="List_20_Bullet">Моделирование напряженно-деформированного состояния конструкций. Расчет на прочность элементов конструкций;</text:p>
        </text:list-item>
        <text:list-item>
          <text:p text:style-name="List_20_Bullet">трехмерное проектирование;</text:p>
        </text:list-item>
        <text:list-item>
          <text:p text:style-name="List_20_Bullet">проектирование КИПиА</text:p>
        </text:list-item>
        <text:list-item>
          <text:p text:style-name="List_20_Bullet">проектирование энергообеспечения</text:p>
        </text:list-item>
        <text:list-item>
          <text:p text:style-name="List_20_Bullet">Расчеты инженерных систем;</text:p>
        </text:list-item>
        <text:list-item>
          <text:p text:style-name="List_20_Bullet"><text:soft-page-break/>Расчеты по промбезопасности и охране окружающей среды;</text:p>
        </text:list-item>
        <text:list-item>
          <text:p text:style-name="List_20_Bullet">Геоинформационные системы;</text:p>
        </text:list-item>
        <text:list-item>
          <text:p text:style-name="List_20_Bullet">Базовые графические редакторы и базы графических элементов чертежей;</text:p>
        </text:list-item>
        <text:list-item>
          <text:p text:style-name="List_20_Bullet">ПО для обработки данных изысканий и разработки разделов проектов, использующих цифровую модель рельефа;</text:p>
        </text:list-item>
        <text:list-item>
          <text:p text:style-name="List_20_Bullet">ПО для разработки архитектурно-строительной части проектов и систем инженерного оборудования зданий;</text:p>
        </text:list-item>
        <text:list-item>
          <text:p text:style-name="List_20_Bullet">Базы нормативных документов в области строительства;</text:p>
        </text:list-item>
        <text:list-item>
          <text:p text:style-name="List_20_Bullet">Архивы технической документации и технический документооборот;</text:p>
        </text:list-item>
        <text:list-item>
          <text:p text:style-name="List_20_Bullet">Управление процессом выполнения ПИР.</text:p>
        </text:list-item>
      </text:list>
      <text:p text:style-name="Текст_20_ТТ">Перечень областей применения ПО может быть расширен в рабочем порядке по инициативе Исполнителя после согласования с Заказчиком, либо на основе предложений самого Заказчика.</text:p>
      <text:p text:style-name="Текст_20_ТТ">Перечень средств автоматизации по каждому направлению составляется Исполнителем с Заказчиком в процессе дистанционного обследования на основании:</text:p>
      <text:list xml:id="list141655524169098" text:continue-numbering="true" text:style-name="WW8Num9">
        <text:list-item>
          <text:p text:style-name="List_20_Bullet">анализа функциональных возможностей имеющегося ПО;</text:p>
        </text:list-item>
        <text:list-item>
          <text:p text:style-name="List_20_Bullet">анализа задач, решаемых подразделениями обследуемых КНИПИ с применением данного ПО.</text:p>
        </text:list-item>
      </text:list>
      <text:p text:style-name="Текст_20_ТТ">Итоговая таблица по всем КНИПИ должна быть выполнена в формате <text:span text:style-name="T12">Microsoft Excel</text:span> с добавлением столбца для указания КНИПИ, в котором проводилось обследования.</text:p>
      <text:p text:style-name="Текст_20_ТТ">В анкетирование специалистов отдела САПР/ИТ входят все вопросы теста для специалистов.</text:p>
      <text:p text:style-name="Текст_20_ТТ">На основании выборочного тестирования специалистов производственных отделов, анкетирования специалистов отдела САПР и анализа файлов проектов оценивается степень применения функциональных возможностей используемого ПО как инструмента индивидуальной и групповой работы, а так же уровень внедрения стандартизации и адаптации под задачи пользователя. В процессе анализа применения ПО так же вырабатываются предложения по устранению выявленных недостатков. В отчет должна войти сводная информация об уровне использования имеющихся средств применяемых программных средств по подразделениям и по подразделению ПИР КНИПИ.</text:p>
      <text:list xml:id="list141655526181266" text:continue-list="list141655512179975" text:style-name="WW8Num2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6">Выявление и фиксация проблемных мес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Текст_20_ТТ">На основании аудита использования средств автоматизации все выявленные проблемы сводятся в общий перечень, содержащий следующие столбцы:</text:p>
      <text:list xml:id="list141655526172187" text:continue-list="list141655524169098" text:style-name="WW8Num9">
        <text:list-item>
          <text:p text:style-name="List_20_Bullet">порядковый номер;</text:p>
        </text:list-item>
        <text:list-item>
          <text:p text:style-name="List_20_Bullet">описание проблемы;</text:p>
        </text:list-item>
        <text:list-item>
          <text:p text:style-name="List_20_Bullet">описание решения;</text:p>
        </text:list-item>
        <text:list-item>
          <text:p text:style-name="List_20_Bullet">оценка трудоемкости решения (в человеко-днях);</text:p>
        </text:list-item>
        <text:list-item>
          <text:p text:style-name="List_20_Bullet">оценка стоимости решения;</text:p>
        </text:list-item>
        <text:list-item>
          <text:p text:style-name="List_20_Bullet">оценка эффекта от применения решения (количественного экономического, либо качественного);</text:p>
        </text:list-item>
        <text:list-item>
          <text:p text:style-name="List_20_Bullet">ссылки на соответствующие пункты в перечне средств автоматизации (по п.3.4.3.3).</text:p>
        </text:list-item>
      </text:list>
      <text:p text:style-name="P48">Решения по каждой проблеме должны быть описаны в разделе отчета: «Перечень рекомендуемых решений» и «Компоненты предлагаемых решений». Рекомендации, сделанные на их основе, могут включать в себя следующие процедуры: </text:p>
      <text:list xml:id="list5112145799312191987" text:style-name="WW8Num11">
        <text:list-item>
          <text:p text:style-name="P49">Стандартизация применяемого ПО;</text:p>
        </text:list-item>
        <text:list-item>
          <text:p text:style-name="P49"><text:soft-page-break/>Настройка и адаптация используемого ПО (перечень и границы работ);</text:p>
        </text:list-item>
        <text:list-item>
          <text:p text:style-name="P49">Разработка новых приложений или баз данных;</text:p>
        </text:list-item>
        <text:list-item>
          <text:p text:style-name="P49">Необходимость интеграции программных средств различных разработчиков;</text:p>
        </text:list-item>
        <text:list-item>
          <text:p text:style-name="P49">Организационные мероприятия;</text:p>
        </text:list-item>
        <text:list-item>
          <text:p text:style-name="P49">Стандартизация документов управления внедрением.</text:p>
        </text:list-item>
        <text:list-item>
          <text:p text:style-name="P49">Предложения по разработке стандартов по формам проектной документации</text:p>
        </text:list-item>
      </text:list>
      <text:p text:style-name="Текст_20_ТТ">Критерием выбора рекомендации должна являться наибольшая экономическая эффективность решения в рамках всех КНИПИ компании. В качестве базового варианта должна быть рассмотрена актуализация линейки ПО, предусмотренной стандартом ОАО «НК «Роснефть» путем приобретения выпущенных после утверждения стандартов версий, включая расширения на базе вертикально-интегрированных решений. При разработке рекомендаций должны быть учтены требования по интеграции с используемыми в Компании информационными системами.</text:p>
      <text:list xml:id="list141655532179346" text:continue-list="list141655526181266" text:style-name="WW8Num24">
        <text:list-item>
          <text:list>
            <text:list-item>
              <text:list>
                <text:list-item>
                  <text:list>
                    <text:list-item>
                      <text:p text:style-name="P44">Анализ результатов обследования и подготовка отчета</text:p>
                    </text:list-item>
                  </text:list>
                </text:list-item>
              </text:list>
            </text:list-item>
          </text:list>
        </text:list-item>
      </text:list>
      <text:p text:style-name="P48">В результате вышеперечисленных работ Исполнителем должен быть подготовлен Отчет в формате аналитической записки, включающий следующие основные разделы:</text:p>
      <text:list xml:id="list6208520636872293047" text:style-name="WW8Num4">
        <text:list-item>
          <text:p text:style-name="P50">Результаты анализа текущего состояния автоматизации ПИР в КНИПИ;</text:p>
        </text:list-item>
        <text:list-item>
          <text:p text:style-name="P50">Существующая система информационных связей и структура информационных потоков (с указанием выявленных проблем со ссылками на соответствующие записи в перечне выявленных проблем по п. 3.4.3.4);</text:p>
        </text:list-item>
        <text:list-item>
          <text:p text:style-name="P50">описание бизнес-процессов, связанных или требующих применения средств автоматизации (альбом схем описания бизнес-процессов с обязательным указанием критических участков бизнес-процессов со ссылкой на соответствующие записи в перечне выявленных проблем и необходимым дополнительным текстовым описанием самих процессов);</text:p>
        </text:list-item>
        <text:list-item>
          <text:p text:style-name="P50">Перечень выявленных проблем;</text:p>
        </text:list-item>
        <text:list-item>
          <text:p text:style-name="P50">Выводы по результатам обследования с рекомендациями по организационным и техническим мероприятиям (в том числе, связанным с необходимостью построения интеграционных решений);</text:p>
        </text:list-item>
        <text:list-item>
          <text:p text:style-name="P50">Приложения с основными исходными материалами, собранными в ходе обследования (опросные листы, спецификации на применяемое ПО и др.).</text:p>
        </text:list-item>
      </text:list>
      <text:p text:style-name="P48">Формат приложений с исходными материалами должен быть представлен в максимально возможной сводной форме без потери исходной информации. Конкретные формы предоставления сводной исходной информации согласуются с Заказчиком в рабочем порядке в ходе подготовки отчета.</text:p>
      <text:p text:style-name="P48">Исполнитель передает один экземпляр отчета руководителю рабочей группы для ознакомления заинтересованных лиц за 5 рабочих дней до итогового совещания.</text:p>
      <text:p text:style-name="P48">На итоговом совещании Исполнитель делает доклад о результатах обследования, и отвечает на вопросы участников совещания, после чего Заказчик принимает результаты работы или согласовывает объем необходимых доработок.</text:p>
      <text:list xml:id="list141655535178987" text:continue-list="list141655532179346" text:style-name="WW8Num24">
        <text:list-item>
          <text:list>
            <text:list-item>
              <text:list>
                <text:list-item>
                  <text:list>
                    <text:list-item>
                      <text:p text:style-name="P45">Разработка технического задания на создание подсистемы «<text:user-defined style:data-style-name="N0" text:name="Название подсистемы">Интеграционная платформа программных средств автоматизации проектно-изыскательских работ</text:user-defined>»</text:p>
                    </text:list-item>
                  </text:list>
                </text:list-item>
              </text:list>
            </text:list-item>
          </text:list>
        </text:list-item>
      </text:list>
      <text:p text:style-name="Текст_20_ТТ"/>
      <text:p text:style-name="P48">На основе результатов обследования и полученных замечаний должно быть разработано техническое задание на ИС «<text:user-defined style:data-style-name="N0" text:name="Название подсистемы">Интеграционная платформа программных средств автоматизации проектно-изыскательских работ</text:user-defined>», которое должно соответствовать общим требованиям, соответствующих нормативных документов, и содержать:</text:p>
      <text:list xml:id="list141655536152144" text:continue-list="list141655526172187" text:style-name="WW8Num9">
        <text:list-item>
          <text:p text:style-name="List_20_Bullet">перечень интегрируемых в рамках разрабатываемой ИС средств автоматизации (программного обеспечения);</text:p>
        </text:list-item>
        <text:list-item>
          <text:p text:style-name="List_20_Bullet"><text:soft-page-break/>требования к механизмам интеграции и средствам их реализации (включая требования по обеспечению информационной безопасности);</text:p>
        </text:list-item>
        <text:list-item>
          <text:p text:style-name="List_20_Bullet">требования к нормативному обеспечению (если внедрение ИС потребует разработки дополнительных ЛНД уровня Компании или КНИПИ);</text:p>
        </text:list-item>
        <text:list-item>
          <text:p text:style-name="List_20_Bullet">состав и этапность работ по созданию и внедрению ИС;</text:p>
        </text:list-item>
        <text:list-item>
          <text:p text:style-name="List_20_Bullet">требования по интеграция с корпоративными информационными системами.</text:p>
        </text:list-item>
      </text:list>
      <text:p text:style-name="P48">Архитектура интеграционного решения должна опираться на существующие внедренные в КНИПИ системы, в том числе на комплекс программных продуктов <text:span text:style-name="T12">SmartPlant</text:span> фирмы <text:span text:style-name="T12">Intergraph</text:span>, включая средство организации единой среды работы с инженерными данными <text:span text:style-name="T12">SmartPlant</text:span> <text:span text:style-name="T12">Foundation</text:span> (в режиме <text:span text:style-name="T12">The</text:span> <text:span text:style-name="T12">Engineering</text:span> <text:span text:style-name="T12">Framework</text:span>, <text:span text:style-name="T12">TEF</text:span>).</text:p>
      <text:p text:style-name="P48">Прочие требования к содержанию, составу и степени детализации технического задания могут быть уточнены Заказчиком по результатам обследования (по завершению работ по п. 3.4.4).</text:p>
      <text:list xml:id="list141655540160961" text:continue-list="list141655535178987" text:style-name="WW8Num24">
        <text:list-item>
          <text:list>
            <text:list-item>
              <text:p text:style-name="P10"><text:bookmark-start text:name="__RefHeading___Toc259790980"/>Состав и требование к оформлению отчетных материалов<text:bookmark-end text:name="__RefHeading___Toc259790980"/> </text:p>
              <text:list>
                <text:list-item>
                  <text:list>
                    <text:list-item>
                      <text:list>
                        <text:list-item>
                          <text:p text:style-name="Пункт_20_ТТ">Результаты по каждому этапу работ, указанных в п. 3.4 должны быть оформлены в виде соответствующего информационного отчета и объединять работы по всем направлениям, перечисленным в п.3.2.</text:p>
                        </text:list-item>
                        <text:list-item>
                          <text:p text:style-name="Пункт_20_ТТ">Дополнительные требования к форме предоставления результатов могут согласовываться с заказчиком отдельно по ходу выполнения работ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59"/>
          </table:table-cell>
          <table:table-cell table:style-name="Таблица5.A1" office:value-type="string">
            <text:p text:style-name="P60"/>
          </table:table-cell>
          <table:table-cell table:style-name="Таблица5.A1" office:value-type="string">
            <text:p text:style-name="P58">ОАО «НК «Роснефть»</text:p>
          </table:table-cell>
        </table:table-row>
        <table:table-row table:style-name="Таблица5.1">
          <table:table-cell table:style-name="Таблица5.A1" office:value-type="string">
            <text:p text:style-name="P61"/>
          </table:table-cell>
          <table:table-cell table:style-name="Таблица5.A1" office:value-type="string">
            <text:p text:style-name="P60"/>
          </table:table-cell>
          <table:table-cell table:style-name="Таблица5.A1" office:value-type="string">
            <text:p text:style-name="P59"/>
            <text:p text:style-name="P58">Начальник Управления <text:line-break/>САПР</text:p>
            <text:p text:style-name="Text_20_body"/>
            <text:p text:style-name="Text_20_body">__________В.В. Обжерин</text:p>
          </table:table-cell>
        </table:table-row>
        <table:table-row table:style-name="Таблица5.1">
          <table:table-cell table:style-name="Таблица5.A1" office:value-type="string">
            <text:p text:style-name="P62"/>
          </table:table-cell>
          <table:table-cell table:style-name="Таблица5.A1" office:value-type="string">
            <text:p text:style-name="P64"/>
            <text:p text:style-name="P57"/>
          </table:table-cell>
          <table:table-cell table:style-name="Таблица5.A1" office:value-type="string">
            <text:p text:style-name="P64"/>
            <text:p text:style-name="Text_20_body">«___» ___________ 2010 г.</text:p>
            <text:p text:style-name="P65"/>
            <text:p text:style-name="Standard"><text:a xlink:type="simple" xlink:href="#_top" text:style-name="Internet_20_link" text:visited-style-name="Visited_20_Internet_20_Link"><text:span text:style-name="Internet_20_link"><text:span text:style-name="T14">Go to First page</text:span></text:span></text:a></text:p>
            <text:p text:style-name="Text_20_body"><text:a xlink:type="simple" xlink:href="#_top" text:style-name="Internet_20_link" text:visited-style-name="Visited_20_Internet_20_Link"><text:span text:style-name="T15"/></text:a></text:p>
            <text:p text:style-name="P57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altica" svg:font-family="Baltica, 'Times New Roman'" style:font-pitch="variable"/>
    <style:font-face style:name="FreeSet" svg:font-family="FreeSet, 'Times New Roman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  <style:text-properties style:font-name="Times New Roman CYR" fo:font-family="'Times New Roman CYR'" style:font-family-generic="roman" style:font-pitch="variable" fo:font-size="10pt" style:font-size-asian="10pt" style:font-name-complex="Times New Roman CYR" style:font-family-complex="'Times New Roman CYR'" style:font-family-generic-complex="roman" style:font-pitch-complex="variable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Tahoma" fo:font-family="Tahoma" style:font-family-generic="swiss" style:font-pitch="variable" fo:font-size="11pt" fo:font-weight="bold" style:font-size-asian="11pt" style:font-weight-asian="bold" style:font-name-complex="Tahoma" style:font-family-complex="Tahoma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size-complex="10pt"/>
    </style:style>
    <style:style style:name="Heading_20_3" style:display-name="Heading 3" style:family="paragraph" style:parent-style-name="Standard" style:next-style-name="Standard" style:default-outline-level="3" style:list-style-name="WW8Num20" style:class="text">
      <style:paragraph-properties fo:margin-left="0.76cm" fo:margin-right="0cm" fo:margin-top="0.847cm" fo:margin-bottom="0.106cm" loext:contextual-spacing="false" fo:text-align="center" style:justify-single-word="false" fo:text-indent="-0.76cm" style:auto-text-indent="false" fo:keep-with-next="always">
        <style:tab-stops/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Times New Roman CYR" fo:font-family="'Times New Roman CYR'" style:font-family-generic="roman" style:font-pitch="variable" fo:font-size="11pt" fo:font-style="italic" style:font-size-asian="11pt" style:font-style-asian="italic" style:font-name-complex="Times New Roman CYR" style:font-family-complex="'Times New Roman CYR'" style:font-family-generic-complex="roman" style:font-pitch-complex="variable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Contents_20_1" style:display-name="Contents 1" style:family="paragraph" style:parent-style-name="Heading" style:next-style-name="Heading" style:class="index">
      <style:paragraph-properties fo:margin-left="1.506cm" fo:margin-right="0.974cm" fo:margin-top="0cm" fo:margin-bottom="0cm" loext:contextual-spacing="false" fo:line-height="150%" fo:text-align="start" style:justify-single-word="false" fo:text-indent="-0.506cm" style:auto-text-indent="false">
        <style:tab-stops>
          <style:tab-stop style:position="1.778cm"/>
          <style:tab-stop style:position="16.933cm" style:type="right" style:leader-style="dotted" style:leader-text="."/>
        </style:tab-stops>
      </style:paragraph-properties>
      <style:text-properties fo:font-size="11pt" style:letter-kerning="true" style:font-size-asian="11pt" style:font-name-complex="Times New Roman" style:font-family-complex="'Times New Roman'" style:font-family-generic-complex="roman" style:font-pitch-complex="variable" style:font-size-complex="12pt" style:font-weight-complex="normal"/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text-indent="-1cm" style:auto-text-indent="false"/>
      <style:text-properties style:font-size-complex="10pt"/>
    </style:style>
    <style:style style:name="Body_20_Text_20_2" style:display-name="Body Text 2" style:family="paragraph" style:parent-style-name="Standard">
      <style:text-properties style:font-size-complex="10pt"/>
    </style:style>
    <style:style style:name="Caption_20__28_user_29_" style:display-name="Caption (user)" style:family="paragraph" style:parent-style-name="Standard" style:next-style-name="Standard">
      <style:paragraph-properties fo:margin-top="0.423cm" fo:margin-bottom="0.212cm" loext:contextual-spacing="false" fo:text-align="end" style:justify-single-word="false"/>
      <style:text-properties style:font-size-complex="10pt" style:font-weight-complex="bold"/>
    </style:style>
    <style:style style:name="Тело_20_документа" style:display-name="Тело документа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FreeSet" fo:font-family="FreeSet, 'Times New Roman'" style:font-pitch="variable" fo:font-size="9pt" style:font-size-asian="9pt" style:font-name-complex="FreeSet" style:font-family-complex="FreeSet, 'Times New Roman'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nts_20_2" style:display-name="Contents 2" style:family="paragraph" style:parent-style-name="Standard" style:next-style-name="Standard" style:class="index">
      <style:paragraph-properties fo:margin-left="2.54cm" fo:margin-right="1.341cm" fo:margin-top="0cm" fo:margin-bottom="0.212cm" loext:contextual-spacing="false" fo:text-indent="-0.63cm" style:auto-text-indent="false">
        <style:tab-stops>
          <style:tab-stop style:position="16.933cm" style:type="right" style:leader-style="dotted" style:leader-text="."/>
        </style:tab-stops>
      </style:paragraph-properties>
    </style:style>
    <style:style style:name="Список_20_со_20_сдвигом_20_вправо" style:display-name="Список со сдвигом вправо" style:family="paragraph" style:parent-style-name="Standard" style:list-style-name="WW8Num7">
      <style:paragraph-properties fo:margin-top="0.212cm" fo:margin-bottom="0.212cm" loext:contextual-spacing="false" fo:text-align="justify" style:justify-single-word="false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>
      <style:paragraph-properties fo:margin-left="1.501cm" fo:margin-right="0cm" fo:text-align="justify" style:justify-single-word="false" fo:text-indent="-0.25cm" style:auto-text-indent="false"/>
      <style:text-properties fo:font-size="10pt" style:font-size-asian="10pt" style:font-size-complex="10pt"/>
    </style:style>
    <style:style style:name="Многоуровневый_20_-_20_1" style:display-name="Многоуровневый - 1" style:family="paragraph" style:parent-style-name="Standard" style:next-style-name="Standard" style:list-style-name="WW8Num14">
      <style:paragraph-properties fo:margin-top="0.423cm" fo:margin-bottom="0.423cm" loext:contextual-spacing="false" fo:text-align="justify" style:justify-single-word="false" fo:keep-together="always" fo:hyphenation-ladder-count="no-limit" fo:keep-with-next="always"/>
      <style:text-properties fo:color="#000080" fo:font-weight="bold" style:font-weight-asian="bold" fo:hyphenate="false" fo:hyphenation-remain-char-count="2" fo:hyphenation-push-char-count="2"/>
    </style:style>
    <style:style style:name="Многоуровневый_20_-_20_2" style:display-name="Многоуровневый - 2" style:family="paragraph" style:parent-style-name="Standard" style:next-style-name="Standard" style:list-style-name="WW8Num14">
      <style:paragraph-properties fo:margin-top="0cm" fo:margin-bottom="0.106cm" loext:contextual-spacing="false" fo:text-align="justify" style:justify-single-word="false" fo:keep-together="always" fo:hyphenation-ladder-count="no-limit"/>
      <style:text-properties fo:font-size="10pt" style:font-size-asian="10pt" style:font-size-complex="10pt" fo:hyphenate="false" fo:hyphenation-remain-char-count="2" fo:hyphenation-push-char-count="2"/>
    </style:style>
    <style:style style:name="Многоуровневый_20_-_20_3" style:display-name="Многоуровневый - 3" style:family="paragraph" style:parent-style-name="Standard" style:next-style-name="Standard" style:list-style-name="WW8Num14">
      <style:paragraph-properties fo:margin-top="0cm" fo:margin-bottom="0.106cm" loext:contextual-spacing="false" fo:text-align="justify" style:justify-single-word="false" fo:hyphenation-ladder-count="no-limit"/>
      <style:text-properties fo:font-size="10pt" style:font-size-asian="10pt" fo:hyphenate="false" fo:hyphenation-remain-char-count="2" fo:hyphenation-push-char-count="2"/>
    </style:style>
    <style:style style:name="Многоуровневый_20_-_20_4" style:display-name="Многоуровневый - 4" style:family="paragraph" style:parent-style-name="Многоуровневый_20_-_20_3" style:next-style-name="Standard" style:list-style-name="WW8Num14"/>
    <style:style style:name="Раздел_20_ТТ_20_4" style:display-name="Раздел ТТ 4" style:family="paragraph" style:list-style-name="WW8Num24">
      <style:paragraph-properties fo:margin-left="0cm" fo:margin-right="0cm" fo:margin-top="0.353cm" fo:margin-bottom="0.212cm" loext:contextual-spacing="false" fo:orphans="2" fo:widows="2" fo:text-indent="1.251cm" style:auto-text-indent="false" fo:keep-with-next="always"/>
      <style:text-properties style:use-window-font-color="true" style:font-name="Arial" fo:font-family="Arial" style:font-family-generic="swiss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Стиль_20_Раздел_20_ТТ_20_4_20__2b__20_не_20_полужирный" style:display-name="Стиль Раздел ТТ 4 + не полужирный" style:family="paragraph" style:parent-style-name="Раздел_20_ТТ_20_4">
      <style:text-properties style:font-weight-complex="normal"/>
    </style:style>
    <style:style style:name="Noeeu1" style:family="paragraph" style:parent-style-name="Standard">
      <style:paragraph-properties fo:text-align="justify" style:justify-single-word="false"/>
      <style:text-properties style:font-name="Baltica" fo:font-family="Baltica, 'Times New Roman'" style:font-pitch="variable" fo:font-size="12pt" style:font-size-asian="12pt" style:font-name-complex="Baltica" style:font-family-complex="Baltica, 'Times New Roman'" style:font-pitch-complex="variable"/>
    </style:style>
    <style:style style:name="Раздел_20_ТТ_20_3" style:display-name="Раздел ТТ 3" style:family="paragraph" style:next-style-name="Текст_20_ТТ" style:list-style-name="WW8Num24">
      <style:paragraph-properties fo:margin-left="0cm" fo:margin-right="0cm" fo:margin-top="0.353cm" fo:margin-bottom="0.212cm" loext:contextual-spacing="false" fo:keep-together="always" fo:orphans="2" fo:widows="2" fo:hyphenation-ladder-count="no-limit" fo:text-indent="1.251cm" style:auto-text-indent="false" fo:keep-with-next="always"/>
      <style:text-properties style:use-window-font-color="true" style:font-name="Arial" fo:font-family="Arial" style:font-family-generic="swiss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Текст_20_ТТ" style:display-name="Текст ТТ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1.251cm" style:auto-text-indent="false" fo:keep-with-next="always"/>
      <style:text-properties style:font-size-complex="10pt"/>
    </style:style>
    <style:style style:name="Пункт_20_ТТ_20_3" style:display-name="Пункт ТТ 3" style:family="paragraph" style:parent-style-name="Текст_20_ТТ"/>
    <style:style style:name="Пункт_20_ТТ_20_4" style:display-name="Пункт ТТ 4" style:family="paragraph" style:parent-style-name="Текст_20_ТТ"/>
    <style:style style:name="Пункт_20_ТТ_20_5" style:display-name="Пункт ТТ 5" style:family="paragraph" style:parent-style-name="Текст_20_ТТ"/>
    <style:style style:name="ФИО" style:family="paragraph" style:parent-style-name="Standard">
      <style:paragraph-properties fo:margin-left="10.001cm" fo:margin-right="0cm" fo:margin-top="0cm" fo:margin-bottom="0.318cm" loext:contextual-spacing="false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0pt"/>
    </style:style>
    <style:style style:name="List_20_Bullet" style:display-name="List Bullet" style:family="paragraph" style:parent-style-name="List" style:list-style-name="WW8Num9">
      <style:paragraph-properties fo:margin-left="2.3cm" fo:margin-right="0cm" fo:margin-top="0cm" fo:margin-bottom="0.212cm" loext:contextual-spacing="false" fo:text-align="justify" style:justify-single-word="false" fo:keep-together="always" fo:text-indent="-0.3cm" style:auto-text-indent="false" style:text-autospace="none" style:punctuation-wrap="simple" style:vertical-align="baseline">
        <style:tab-stops>
          <style:tab-stop style:position="2.3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2pt"/>
    </style:style>
    <style:style style:name="Body_20_Text_20_3" style:display-name="Body Text 3" style:family="paragraph" style:parent-style-name="Standard">
      <style:paragraph-properties fo:text-align="justify" style:justify-single-word="false"/>
      <style:text-properties style:font-size-complex="10pt"/>
    </style:style>
    <style:style style:name="List_20_Number" style:display-name="List Number" style:family="paragraph" style:parent-style-name="List" style:list-style-name="WW8StyleNum">
      <style:paragraph-properties fo:margin-left="2.535cm" fo:margin-right="0cm" fo:margin-top="0cm" fo:margin-bottom="0.423cm" loext:contextual-spacing="false" style:line-height-at-least="0.423cm" fo:text-align="justify" style:justify-single-word="false" fo:text-indent="-0.635cm" style:auto-text-indent="false">
        <style:tab-stops>
          <style:tab-stop style:position="5.9cm"/>
        </style:tab-stops>
      </style:paragraph-properties>
      <style:text-properties style:font-name="Arial" fo:font-family="Arial" style:font-family-generic="swiss" style:font-pitch="variable" fo:letter-spacing="-0.009cm" style:font-name-complex="Arial" style:font-family-complex="Arial" style:font-family-generic-complex="swiss" style:font-pitch-complex="variable"/>
    </style:style>
    <style:style style:name="List_20_Bullet_20_2" style:display-name="List Bullet 2" style:family="paragraph" style:parent-style-name="List_20_Bullet" style:list-style-name="WW8StyleNum1">
      <style:paragraph-properties fo:margin-left="3.17cm" fo:margin-right="0cm" fo:margin-top="0cm" fo:margin-bottom="0.423cm" loext:contextual-spacing="false" style:line-height-at-least="0.423cm" fo:text-indent="-0.3cm" style:auto-text-indent="false">
        <style:tab-stops>
          <style:tab-stop style:position="2.3cm"/>
          <style:tab-stop style:position="5.9cm"/>
        </style:tab-stops>
      </style:paragraph-properties>
      <style:text-properties style:font-name="Arial" fo:font-family="Arial" style:font-family-generic="swiss" style:font-pitch="variable" fo:letter-spacing="-0.009cm" style:font-name-complex="Arial" style:font-family-complex="Arial" style:font-family-generic-complex="swiss" style:font-pitch-complex="variable"/>
    </style:style>
    <style:style style:name="Table" style:family="paragraph" style:parent-style-name="Standard" style:class="extra">
      <style:paragraph-properties fo:text-align="justify" style:justify-single-word="false"/>
      <style:text-properties fo:font-size="10pt" style:font-size-asian="10pt" style:font-size-complex="10pt"/>
    </style:style>
    <style:style style:name="Комментарий" style:family="paragraph">
      <style:paragraph-properties fo:margin-left="0cm" fo:margin-right="0cm" fo:text-align="justify" style:justify-single-word="false" fo:orphans="2" fo:widows="2" fo:text-indent="1cm" style:auto-text-indent="false"/>
      <style:text-properties fo:color="#0000ff" style:font-name="Times New Roman CYR" fo:font-family="'Times New Roman CYR'" style:font-family-generic="roman" style:font-pitch="variable" fo:font-size="11pt" fo:language="ru" fo:country="RU" fo:font-style="italic" style:font-name-asian="Times New Roman" style:font-family-asian="'Times New Roman'" style:font-family-generic-asian="roman" style:font-pitch-asian="variable" style:font-size-asian="11pt" style:font-style-asian="italic" style:font-name-complex="Times New Roman CYR" style:font-family-complex="'Times New Roman CYR'" style:font-family-generic-complex="roman" style:font-pitch-complex="variable" style:font-size-complex="10pt" style:language-complex="ar" style:country-complex="SA"/>
    </style:style>
    <style:style style:name="Comment_20_Text" style:display-name="Comment Text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1.199cm" style:auto-text-indent="false"/>
      <style:text-properties style:font-name="Times New Roman CYR" fo:font-family="'Times New Roman CYR'" style:font-family-generic="roman" style:font-pitch="variable" fo:font-size="10pt" style:font-size-asian="10pt" style:font-name-complex="Times New Roman CYR" style:font-family-complex="'Times New Roman CYR'" style:font-family-generic-complex="roman" style:font-pitch-complex="variable" style:font-size-complex="10pt"/>
    </style:style>
    <style:style style:name="Пункт_20_договора" style:display-name="Пункт договора" style:family="paragraph" style:list-style-name="WW8Num17">
      <style:paragraph-properties fo:margin-left="0cm" fo:margin-right="0cm" fo:margin-top="0cm" fo:margin-bottom="0.212cm" loext:contextual-spacing="false" fo:text-align="justify" style:justify-single-word="false" fo:orphans="2" fo:widows="2" fo:text-indent="1cm" style:auto-text-indent="false">
        <style:tab-stops>
          <style:tab-stop style:position="1.501cm"/>
        </style:tab-stops>
      </style:paragraph-properties>
      <style:text-properties style:use-window-font-color="true" style:font-name="Arial" fo:font-family="Arial" style:font-family-generic="swiss" style:font-pitch="variable" fo:font-size="11pt" fo:language="ru" fo:country="RU" style:letter-kerning="true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2pt" style:language-complex="ar" style:country-complex="SA" style:font-style-complex="italic" style:font-weight-complex="bold"/>
    </style:style>
    <style:style style:name="Пункт_20_договора_20_2" style:display-name="Пункт договора 2" style:family="paragraph" style:parent-style-name="Пункт_20_договора" style:list-style-name="WW8Num17">
      <style:paragraph-properties fo:margin-left="0cm" fo:margin-right="0cm" fo:text-indent="1cm" style:auto-text-indent="false"/>
    </style:style>
    <style:style style:name="Замечание" style:family="paragraph" style:parent-style-name="Standard">
      <style:paragraph-properties fo:margin-left="3cm" fo:margin-right="0cm" fo:margin-top="0.212cm" fo:margin-bottom="0.212cm" loext:contextual-spacing="false" fo:text-align="justify" style:justify-single-word="false" fo:text-indent="-3cm" style:auto-text-indent="false" style:border-line-width-top="0.018cm 0.018cm 0.018cm" fo:padding-left="0cm" fo:padding-right="0cm" fo:padding-top="0.035cm" fo:padding-bottom="0.035cm" fo:border-left="none" fo:border-right="none" fo:border-top="1.5pt double #000000" fo:border-bottom="0.51pt solid #000000">
        <style:tab-stops>
          <style:tab-stop style:position="3cm"/>
        </style:tab-stops>
      </style:paragraph-properties>
      <style:text-properties fo:font-size="10pt" style:font-size-asian="10pt" style:font-size-complex="10pt"/>
    </style:style>
    <style:style style:name="заголовок_20_2" style:display-name="заголовок 2" style:family="paragraph" style:parent-style-name="Standard" style:next-style-name="Standard">
      <style:paragraph-properties fo:margin-top="0.423cm" fo:margin-bottom="0.212cm" loext:contextual-spacing="false" fo:keep-with-next="always"/>
      <style:text-properties fo:text-transform="uppercase" style:font-name="Arial" fo:font-family="Arial" style:font-family-generic="swiss" style:font-pitch="variable" fo:font-size="10pt" fo:font-style="italic" fo:font-weight="bold" style:font-size-asian="10pt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Простой" style:family="paragraph" style:parent-style-name="Standard">
      <style:paragraph-properties fo:margin-left="1.9cm" fo:margin-right="0cm" fo:margin-top="0cm" fo:margin-bottom="0.212cm" loext:contextual-spacing="false" fo:text-indent="0cm" style:auto-text-indent="false"/>
      <style:text-properties style:font-name="Arial" fo:font-family="Arial" style:font-family-generic="swiss" style:font-pitch="variable" fo:font-size="10pt" fo:letter-spacing="-0.009cm" style:font-size-asian="10pt" style:font-name-complex="Arial" style:font-family-complex="Arial" style:font-family-generic-complex="swiss" style:font-pitch-complex="variable" style:font-size-complex="10pt"/>
    </style:style>
    <style:style style:name="Normal_20_Indent" style:display-name="Normal Indent" style:family="paragraph" style:parent-style-name="Standard">
      <style:paragraph-properties fo:margin-left="1.27cm" fo:margin-right="0cm" fo:margin-top="0.212cm" fo:margin-bottom="0cm" loext:contextual-spacing="false" fo:line-height="150%" fo:text-align="justify" style:justify-single-word="false" fo:text-indent="1.251cm" style:auto-text-indent="false"/>
      <style:text-properties fo:font-size="10pt" style:font-size-asian="10pt" style:font-size-complex="10pt"/>
    </style:style>
    <style:style style:name="Глава_20_ТТ" style:display-name="Глава ТТ" style:family="paragraph" style:next-style-name="Текст_20_ТТ">
      <style:paragraph-properties fo:margin-top="0.423cm" fo:margin-bottom="0.212cm" loext:contextual-spacing="false" fo:keep-together="always" fo:orphans="2" fo:widows="2" fo:hyphenation-ladder-count="no-limit" fo:break-before="page" fo:keep-with-next="always"/>
      <style:text-properties style:use-window-font-color="true" style:font-name="Tahoma" fo:font-family="Tahoma" style:font-family-generic="swiss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language-asian="ru" style:country-asian="RU" style:font-weight-asian="bold" style:font-name-complex="Tahoma" style:font-family-complex="Tahoma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Стиль_20_Заголовок_20_2" style:display-name="Стиль Заголовок 2" style:family="paragraph" style:parent-style-name="Heading_20_2" style:list-style-name="WW8Num22">
      <style:paragraph-properties fo:margin-left="-0.002cm" fo:margin-right="0cm" fo:margin-top="0.847cm" fo:margin-bottom="0.423cm" loext:contextual-spacing="false" fo:hyphenation-ladder-count="no-limit" fo:text-indent="1.501cm" style:auto-text-indent="false">
        <style:tab-stops>
          <style:tab-stop style:position="1.249cm"/>
        </style:tab-stops>
      </style:paragraph-properties>
      <style:text-properties fo:font-weight="bold" style:letter-kerning="true" style:font-weight-asian="bold" style:font-weight-complex="bold"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align="justify" style:justify-single-word="false" fo:text-indent="0cm" style:auto-text-indent="false">
        <style:tab-stops>
          <style:tab-stop style:position="2.822cm"/>
          <style:tab-stop style:position="16.944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List_20_Bullet_20_3" style:display-name="List Bullet 3" style:family="paragraph" style:parent-style-name="Standard" style:list-style-name="WW8Num1">
      <style:text-properties style:font-name="Times New Roman CYR" fo:font-family="'Times New Roman CYR'" style:font-family-generic="roman" style:font-pitch="variable" fo:font-size="10pt" style:font-size-asian="10pt" style:font-name-complex="Times New Roman CYR" style:font-family-complex="'Times New Roman CYR'" style:font-family-generic-complex="roman" style:font-pitch-complex="variable" style:font-size-complex="10pt"/>
    </style:style>
    <style:style style:name="Comment_20_Subject" style:display-name="Comment Subject" style:family="paragraph" style:parent-style-name="Comment_20_Text" style:next-style-name="Comment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weight="bold" style:font-weight-asian="bold" style:font-weight-complex="bold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fo:font-size="10pt" style:font-size-asian="10pt" style:font-size-complex="10pt"/>
    </style:style>
    <style:style style:name="заголовок5" style:family="paragraph" style:parent-style-name="Standard" style:next-style-name="Standard">
      <style:paragraph-properties fo:keep-with-next="always">
        <style:tab-stops>
          <style:tab-stop style:position="0cm"/>
          <style:tab-stop style:position="1.501cm"/>
        </style:tab-stops>
      </style:paragraph-properties>
      <style:text-properties fo:font-style="italic" fo:font-weight="bold" style:font-style-asian="italic" style:font-weight-asian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Штампы" style:family="paragraph" style:next-style-name="Standard">
      <style:paragraph-properties fo:margin-left="0.071cm" fo:margin-right="0.071cm" fo:margin-top="0.106cm" fo:margin-bottom="0cm" loext:contextual-spacing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Информация" style:family="paragraph" style:parent-style-name="Standard">
      <style:paragraph-properties fo:margin-left="0.101cm" fo:margin-right="0.101cm" fo:text-indent="0cm" style:auto-text-indent="false" style:text-autospace="none" style:punctuation-wrap="simple" style:vertical-align="baseli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10pt"/>
    </style:style>
    <style:style style:name="Normal_20__28_Web_29_" style:display-name="Normal (Web)" style:family="paragraph" style:parent-style-name="Standard"/>
    <style:style style:name="Footnote" style:family="paragraph" style:parent-style-name="Standard" style:class="extra">
      <style:text-properties fo:font-size="10pt" fo:language="en" fo:country="GB" style:font-size-asian="10pt" style:font-size-complex="10pt"/>
    </style:style>
    <style:style style:name="Раздел_20_договора" style:display-name="Раздел договора" style:family="paragraph" style:list-style-name="WW8Num17">
      <style:paragraph-properties fo:margin-top="0.635cm" fo:margin-bottom="0.212cm" loext:contextual-spacing="false" fo:text-align="center" style:justify-single-word="false" fo:keep-together="always" fo:orphans="2" fo:widows="2" fo:hyphenation-ladder-count="no-limit" fo:keep-with-next="always"/>
      <style:text-properties fo:text-transform="uppercase" style:use-window-font-color="true" style:font-name="Arial" fo:font-family="Arial" style:font-family-generic="swiss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Стиль_20_Пункт_20_договора_20__2b__20_полужирный" style:display-name="Стиль Пункт договора + полужирный" style:family="paragraph" style:parent-style-name="Пункт_20_договора" style:list-style-name="">
      <style:paragraph-properties fo:margin-left="0cm" fo:margin-right="0cm" fo:text-indent="0cm" style:auto-text-indent="false"/>
      <style:text-properties fo:font-weight="bold" style:font-weight-asian="bold" style:font-style-complex="normal"/>
    </style:style>
    <style:style style:name="Текст_20_договора" style:display-name="Текст договора" style:family="paragraph">
      <style:paragraph-properties fo:margin-left="0cm" fo:margin-right="0cm" fo:margin-top="0cm" fo:margin-bottom="0.212cm" loext:contextual-spacing="false" fo:text-align="justify" style:justify-single-word="false" fo:orphans="2" fo:widows="2" fo:text-indent="1cm" style:auto-text-indent="false"/>
      <style:text-properties style:use-window-font-color="true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Раздел_20_ТТ" style:display-name="Раздел ТТ" style:family="paragraph" style:next-style-name="Текст_20_ТТ" style:list-style-name="WW8Num24">
      <style:paragraph-properties fo:margin-left="0cm" fo:margin-right="0cm" fo:margin-top="0.423cm" fo:margin-bottom="0.212cm" loext:contextual-spacing="false" fo:keep-together="always" fo:orphans="2" fo:widows="2" fo:hyphenation-ladder-count="no-limit" fo:text-indent="1.251cm" style:auto-text-indent="false" fo:keep-with-next="always"/>
      <style:text-properties style:use-window-font-color="true" style:font-name="Tahoma" fo:font-family="Tahoma" style:font-family-generic="swiss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font-weight-asian="bold" style:font-name-complex="Tahoma" style:font-family-complex="Tahoma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Текст_20_подпункта_20_договора" style:display-name="Текст подпункта договора" style:family="paragraph">
      <style:paragraph-properties fo:margin-left="0cm" fo:margin-right="0cm" fo:margin-top="0cm" fo:margin-bottom="0.212cm" loext:contextual-spacing="false" fo:text-align="justify" style:justify-single-word="false" fo:orphans="2" fo:widows="2" fo:text-indent="1cm" style:auto-text-indent="false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Список_20_2-го_20_уровня" style:display-name="Список 2-го уровня" style:family="paragraph" style:list-style-name="WW8Num18">
      <style:paragraph-properties fo:margin-left="3.02cm" fo:margin-right="0cm" fo:margin-top="0cm" fo:margin-bottom="0.106cm" loext:contextual-spacing="false" fo:text-align="justify" style:justify-single-word="false" fo:orphans="2" fo:widows="2" fo:text-indent="-0.319cm" style:auto-text-indent="false">
        <style:tab-stops>
          <style:tab-stop style:position="3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Маркер" style:family="paragraph" style:parent-style-name="Text_20_body" style:list-style-name="WW8Num15">
      <style:paragraph-properties fo:line-height="150%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Раздел_20_ТТ_20_2" style:display-name="Раздел ТТ 2" style:family="paragraph" style:next-style-name="Текст_20_ТТ" style:list-style-name="WW8Num24">
      <style:paragraph-properties fo:margin-left="0cm" fo:margin-right="0cm" fo:margin-top="0.423cm" fo:margin-bottom="0.212cm" loext:contextual-spacing="false" fo:text-align="justify" style:justify-single-word="false" fo:keep-together="always" fo:orphans="2" fo:widows="2" fo:hyphenation-ladder-count="no-limit" fo:text-indent="1.251cm" style:auto-text-indent="false" fo:keep-with-next="always"/>
      <style:text-properties style:use-window-font-color="true" style:font-name="Arial" fo:font-family="Arial" style:font-family-generic="swiss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Пункт_20_ТТ" style:display-name="Пункт ТТ" style:family="paragraph" style:list-style-name="WW8Num24">
      <style:paragraph-properties fo:margin-left="0cm" fo:margin-right="0cm" fo:margin-top="0cm" fo:margin-bottom="0.212cm" loext:contextual-spacing="false" fo:text-align="justify" style:justify-single-word="false" fo:keep-together="always" fo:orphans="2" fo:widows="2" fo:text-indent="1.251cm" style:auto-text-indent="false" style:text-autospace="none" style:punctuation-wrap="simple" style:vertical-align="baseline"/>
      <style:text-properties style:use-window-font-color="true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Пункт_20_ТТ_20_2" style:display-name="Пункт ТТ 2" style:family="paragraph" style:list-style-name="WW8Num24">
      <style:paragraph-properties fo:margin-top="0cm" fo:margin-bottom="0.212cm" loext:contextual-spacing="false" fo:text-align="justify" style:justify-single-word="false" fo:keep-together="always" fo:orphans="2" fo:widows="2" fo:hyphenation-ladder-count="no-limit"/>
      <style:text-properties style:use-window-font-color="true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text-transform="uppercase" style:font-name="Arial" fo:font-family="Arial" style:font-family-generic="swiss" style:font-pitch="variable" fo:font-size="11pt" fo:font-style="normal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6pt" text:display="true"/>
    </style:style>
    <style:style style:name="WW8Num5z1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8Num5z3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6z0" style:family="text">
      <style:text-properties fo:text-transform="uppercase" style:font-name="Arial" fo:font-family="Arial" style:font-family-generic="swiss" style:font-pitch="variable" fo:font-size="11pt" fo:font-style="normal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6pt" text:display="true"/>
    </style:style>
    <style:style style:name="WW8Num6z1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8Num6z3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fo:text-transform="uppercase" style:font-name="Arial" fo:font-family="Arial" style:font-family-generic="swiss" style:font-pitch="variable" fo:font-size="11pt" fo:font-style="normal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6pt" text:display="true"/>
    </style:style>
    <style:style style:name="WW8Num8z1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8Num8z3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Tahoma" fo:font-family="Tahoma" style:font-family-generic="swiss" style:font-pitch="variable" fo:font-size="12pt" fo:font-style="normal" fo:font-weight="bold" style:font-size-asian="12pt" style:font-style-asian="normal" style:font-weight-asian="bold" style:font-name-complex="Tahoma" style:font-family-complex="Tahoma" style:font-family-generic-complex="swiss" style:font-pitch-complex="variable"/>
    </style:style>
    <style:style style:name="WW8Num12z1" style:family="text">
      <style:text-properties style:text-outline="false" style:text-line-through-style="none" style:text-line-through-type="none" style:text-position="0% 100%" style:font-name="Tahoma" fo:font-family="Tahoma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pitch-complex="variable"/>
    </style:style>
    <style:style style:name="WW8Num12z2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2z4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2z7" style:family="text"/>
    <style:style style:name="WW8Num13z0" style:family="text">
      <style:text-properties style:font-name="Tahoma" fo:font-family="Tahoma" style:font-family-generic="swiss" style:font-pitch="variable" fo:font-size="12pt" fo:font-style="normal" fo:font-weight="bold" style:font-size-asian="12pt" style:font-style-asian="normal" style:font-weight-asian="bold" style:font-name-complex="Tahoma" style:font-family-complex="Tahoma" style:font-family-generic-complex="swiss" style:font-pitch-complex="variable"/>
    </style:style>
    <style:style style:name="WW8Num13z1" style:family="text">
      <style:text-properties style:text-outline="false" style:text-line-through-style="none" style:text-line-through-type="none" style:text-position="0% 100%" style:font-name="Tahoma" fo:font-family="Tahoma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pitch-complex="variable"/>
    </style:style>
    <style:style style:name="WW8Num13z2" style:family="text">
      <style:text-properties style:font-name="Arial" fo:font-family="Arial" style:font-family-generic="swiss" style:font-pitch="variable" fo:font-size="11pt" fo:font-style="normal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13z4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3z7" style:family="text"/>
    <style:style style:name="WW8Num14z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text:display="true"/>
    </style:style>
    <style:style style:name="WW8Num14z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text:display="true"/>
    </style:style>
    <style:style style:name="WW8Num14z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font-style="normal" fo:text-shadow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text:display="true"/>
    </style:style>
    <style:style style:name="WW8Num14z4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fo:text-transform="uppercase" style:font-name="Arial" fo:font-family="Arial" style:font-family-generic="swiss" style:font-pitch="variable" fo:font-size="11pt" fo:font-style="normal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6pt" text:display="true"/>
    </style:style>
    <style:style style:name="WW8Num16z1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8Num16z3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17z0" style:family="text">
      <style:text-properties fo:text-transform="uppercase" style:font-name="Arial" fo:font-family="Arial" style:font-family-generic="swiss" style:font-pitch="variable" fo:font-size="11pt" fo:font-style="normal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6pt" text:display="true"/>
    </style:style>
    <style:style style:name="WW8Num17z1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8Num17z3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Tahoma" fo:font-family="Tahoma" style:font-family-generic="swiss" style:font-pitch="variable" fo:font-size="12pt" fo:font-style="normal" fo:font-weight="bold" style:font-size-asian="12pt" style:font-style-asian="normal" style:font-weight-asian="bold" style:font-name-complex="Tahoma" style:font-family-complex="Tahoma" style:font-family-generic-complex="swiss" style:font-pitch-complex="variable"/>
    </style:style>
    <style:style style:name="WW8Num19z1" style:family="text">
      <style:text-properties style:text-outline="false" style:text-line-through-style="none" style:text-line-through-type="none" style:text-position="0% 100%" style:font-name="Tahoma" fo:font-family="Tahoma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pitch-complex="variable"/>
    </style:style>
    <style:style style:name="WW8Num19z2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4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9z7" style:family="text"/>
    <style:style style:name="WW8Num20z0" style:family="text"/>
    <style:style style:name="WW8Num20z1" style:family="text">
      <style:text-properties fo:font-size="12pt" style:font-size-asian="12pt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Tahoma" fo:font-family="Tahoma" style:font-family-generic="swiss" style:font-pitch="variable" fo:font-size="12pt" fo:font-style="normal" fo:font-weight="bold" style:font-size-asian="12pt" style:font-style-asian="normal" style:font-weight-asian="bold" style:font-name-complex="Tahoma" style:font-family-complex="Tahoma" style:font-family-generic-complex="swiss" style:font-pitch-complex="variable"/>
    </style:style>
    <style:style style:name="WW8Num22z1" style:family="text">
      <style:text-properties style:text-outline="false" style:text-line-through-style="none" style:text-line-through-type="none" style:text-position="0% 100%" style:font-name="Tahoma" fo:font-family="Tahoma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pitch-complex="variable"/>
    </style:style>
    <style:style style:name="WW8Num22z2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2z4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2z6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Tahoma" fo:font-family="Tahoma" style:font-family-generic="swiss" style:font-pitch="variable" fo:font-size="12pt" fo:font-style="normal" fo:font-weight="bold" style:font-size-asian="12pt" style:font-style-asian="normal" style:font-weight-asian="bold" style:font-name-complex="Tahoma" style:font-family-complex="Tahoma" style:font-family-generic-complex="swiss" style:font-pitch-complex="variable"/>
    </style:style>
    <style:style style:name="WW8Num24z1" style:family="text">
      <style:text-properties style:text-outline="false" style:text-line-through-style="none" style:text-line-through-type="none" style:text-position="0% 100%" style:font-name="Tahoma" fo:font-family="Tahoma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pitch-complex="variable"/>
    </style:style>
    <style:style style:name="WW8Num24z2" style:family="text">
      <style:text-properties style:font-name="Arial" fo:font-family="Arial" style:font-family-generic="swiss" style:font-pitch="variable" fo:font-size="11pt" fo:font-style="normal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24z4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 style:font-name-complex="Arial" style:font-family-complex="Arial" style:font-family-generic-complex="swiss" style:font-pitch-complex="variable"/>
    </style:style>
    <style:style style:name="WW8Num24z5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4z7" style:family="text"/>
    <style:style style:name="WW8NumSt3z0" style:family="text">
      <style:text-properties fo:color="#000000" fo:font-size="12pt" style:font-size-asian="12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00" style:text-line-through-style="none" style:text-line-through-type="none" style:text-underline-style="none"/>
    </style:style>
    <style:style style:name="Footnote_20_Symbol" style:display-name="Footnote Symbol" style:family="text">
      <style:text-properties style:text-position="super 58%"/>
    </style:style>
    <style:style style:name="Comment_20_Reference" style:display-name="Comment Reference" style:family="text">
      <style:text-properties fo:font-size="8pt" style:font-size-asian="8pt"/>
    </style:style>
    <style:style style:name="Footer_20_Char" style:display-name="Footer Char" style:family="text">
      <style:text-properties style:font-name="Arial" fo:font-family="Arial" style:font-family-generic="swiss" style:font-pitch="variable" fo:font-size="11pt" fo:language="ru" fo:country="RU" style:font-size-asian="11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_20_2_20_Char" style:display-name="Heading 2 Char" style:family="text">
      <style:text-properties fo:font-size="12pt" fo:language="ru" fo:country="RU" style:font-size-asian="12pt" style:language-complex="ar" style:country-complex="SA"/>
    </style:style>
    <style:style style:name="Heading_20_4_20_Char" style:display-name="Heading 4 Char" style:family="text">
      <style:text-properties style:font-name="Arial" fo:font-family="Arial" style:font-family-generic="swiss" style:font-pitch="variable" fo:font-size="12pt" fo:language="ru" fo:country="RU" fo:font-weight="bold" style:font-size-asian="12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Heading_20_3_20_Char" style:display-name="Heading 3 Char" style:family="text">
      <style:text-properties style:font-name="Arial" fo:font-family="Arial" style:font-family-generic="swiss" style:font-pitch="variable" fo:font-size="11pt" fo:language="ru" fo:country="RU" fo:font-weight="bold" style:font-size-asian="11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Heading_20_5_20_Char" style:display-name="Heading 5 Char" style:family="text">
      <style:text-properties fo:font-size="12pt" fo:language="ru" fo:country="RU" fo:font-weight="bold" style:font-size-asian="12pt" style:font-weight-asian="bold" style:language-complex="ar" style:country-complex="SA"/>
    </style:style>
    <style:style style:name="Heading_20_1_20_Char" style:display-name="Heading 1 Char" style:family="text">
      <style:text-properties style:font-name="Tahoma" fo:font-family="Tahoma" style:font-family-generic="swiss" style:font-pitch="variable" fo:font-size="11pt" fo:font-weight="bold" style:font-size-asian="11pt" style:font-weight-asian="bold" style:font-name-complex="Tahoma" style:font-family-complex="Tahoma" style:font-family-generic-complex="swiss" style:font-pitch-complex="variable"/>
    </style:style>
    <style:style style:name="Пункт_20_договора_20_Знак_20_Знак" style:display-name="Пункт договора Знак Знак" style:family="text">
      <style:text-properties style:font-name="Arial" fo:font-family="Arial" style:font-family-generic="swiss" style:font-pitch="variable" fo:font-size="11pt" fo:language="ru" fo:country="RU" style:letter-kerning="true" style:font-size-asian="11pt" style:font-name-complex="Arial" style:font-family-complex="Arial" style:font-family-generic-complex="swiss" style:font-pitch-complex="variable" style:font-size-complex="12pt" style:language-complex="ar" style:country-complex="SA" style:font-style-complex="italic" style:font-weight-complex="bold"/>
    </style:style>
    <style:style style:name="Стиль_20_Пункт_20_договора_20__2b__20_полужирный_20_Знак" style:display-name="Стиль Пункт договора + полужирный Знак" style:family="text">
      <style:text-properties style:font-name="Arial" fo:font-family="Arial" style:font-family-generic="swiss" style:font-pitch="variable" fo:font-size="11pt" fo:language="ru" fo:country="RU" fo:font-weight="bold" style:letter-kerning="true" style:font-size-asian="11pt" style:font-weight-asian="bold" style:font-name-complex="Arial" style:font-family-complex="Arial" style:font-family-generic-complex="swiss" style:font-pitch-complex="variable" style:font-size-complex="12pt" style:language-complex="ar" style:country-complex="SA" style:font-style-complex="italic" style:font-weight-complex="bold"/>
    </style:style>
    <style:style style:name="Деньги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Список_20_2-го_20_уровня_20_Знак_20_Знак" style:display-name="Список 2-го уровня Знак Знак" style:family="text">
      <style:text-properties fo:font-size="12pt" fo:language="ru" fo:country="RU" style:font-size-asian="12pt" style:font-size-complex="12pt" style:language-complex="ar" style:country-complex="SA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0z0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0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0z0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4" text:style-name="WW8Num20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0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0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0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0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67cm" fo:text-indent="-0.635cm" fo:margin-left="7.567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377cm" fo:text-indent="-0.635cm" fo:margin-left="11.377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2.647cm" fo:text-indent="-0.635cm" fo:margin-left="12.6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space" fo:text-indent="1.501cm" fo:margin-left="0.501cm"/>
        </style:list-level-properties>
      </text:list-level-style-number>
      <text:list-level-style-number text:level="3" text:style-name="WW8Num5z1" style:num-suffix="." style:num-format="1" text:display-levels="3">
        <style:list-level-properties text:list-level-position-and-space-mode="label-alignment">
          <style:list-level-label-alignment text:label-followed-by="space" fo:margin-left="0.769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5" text:style-name="WW8Num5z3" style:num-format="">
        <style:list-level-properties text:list-level-position-and-space-mode="label-alignment">
          <style:list-level-label-alignment text:label-followed-by="nothing" fo:margin-left="1cm"/>
        </style:list-level-properties>
      </text:list-level-style-number>
      <text:list-level-style-number text:level="6" text:style-name="WW8Num5z3" style:num-suffix="." style:num-format="1" text:display-levels="6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7" text:style-name="WW8Num5z3" style:num-suffix="." style:num-format="1" text:display-levels="7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8" text:style-name="WW8Num5z3" style:num-suffix="." style:num-format="1" text:display-levels="8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9" text:style-name="WW8Num5z3" style:num-suffix="." style:num-format="1" text:display-levels="9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space" fo:text-indent="1.501cm" fo:margin-left="0.501cm"/>
        </style:list-level-properties>
      </text:list-level-style-number>
      <text:list-level-style-number text:level="3" text:style-name="WW8Num6z1" style:num-suffix="." style:num-format="1" text:display-levels="3">
        <style:list-level-properties text:list-level-position-and-space-mode="label-alignment">
          <style:list-level-label-alignment text:label-followed-by="space" fo:margin-left="0.769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5" text:style-name="WW8Num6z3" style:num-format="">
        <style:list-level-properties text:list-level-position-and-space-mode="label-alignment">
          <style:list-level-label-alignment text:label-followed-by="nothing" fo:margin-left="1cm"/>
        </style:list-level-properties>
      </text:list-level-style-number>
      <text:list-level-style-number text:level="6" text:style-name="WW8Num6z3" style:num-suffix="." style:num-format="1" text:display-levels="6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7" text:style-name="WW8Num6z3" style:num-suffix="." style:num-format="1" text:display-levels="7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8" text:style-name="WW8Num6z3" style:num-suffix="." style:num-format="1" text:display-levels="8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9" text:style-name="WW8Num6z3" style:num-suffix="." style:num-format="1" text:display-levels="9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2" text:style-name="WW8Num8z1" style:num-suffix="." style:num-format="1" text:display-levels="2">
        <style:list-level-properties text:list-level-position-and-space-mode="label-alignment">
          <style:list-level-label-alignment text:label-followed-by="space" fo:text-indent="1.501cm" fo:margin-left="0.501cm"/>
        </style:list-level-properties>
      </text:list-level-style-number>
      <text:list-level-style-number text:level="3" text:style-name="WW8Num8z1" style:num-suffix="." style:num-format="1" text:display-levels="3">
        <style:list-level-properties text:list-level-position-and-space-mode="label-alignment">
          <style:list-level-label-alignment text:label-followed-by="space" fo:margin-left="0.769cm"/>
        </style:list-level-properties>
      </text:list-level-style-number>
      <text:list-level-style-number text:level="4" text:style-name="WW8Num8z3" style:num-suffix="." style:num-format="1" text:display-levels="4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5" text:style-name="WW8Num8z3" style:num-format="">
        <style:list-level-properties text:list-level-position-and-space-mode="label-alignment">
          <style:list-level-label-alignment text:label-followed-by="nothing" fo:margin-left="1cm"/>
        </style:list-level-properties>
      </text:list-level-style-number>
      <text:list-level-style-number text:level="6" text:style-name="WW8Num8z3" style:num-suffix="." style:num-format="1" text:display-levels="6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7" text:style-name="WW8Num8z3" style:num-suffix="." style:num-format="1" text:display-levels="7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8" text:style-name="WW8Num8z3" style:num-suffix="." style:num-format="1" text:display-levels="8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9" text:style-name="WW8Num8z3" style:num-suffix="." style:num-format="1" text:display-levels="9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I">
        <style:list-level-properties text:list-level-position-and-space-mode="label-alignment">
          <style:list-level-label-alignment text:label-followed-by="space" fo:text-indent="-1.244cm" fo:margin-left="1.494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3" text:style-name="WW8Num12z2" style:num-suffix="." style:num-format="1" text:display-levels="2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4" text:style-name="WW8Num12z2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12z4" style:num-suffix="." style:num-format="1" text:display-levels="2">
        <style:list-level-properties text:list-level-position-and-space-mode="label-alignment">
          <style:list-level-label-alignment text:label-followed-by="space" fo:text-indent="-1.905cm" fo:margin-left="2.155cm"/>
        </style:list-level-properties>
      </text:list-level-style-number>
      <text:list-level-style-number text:level="6" text:style-name="WW8Num12z4" style:num-suffix="." style:num-format="1" text:display-levels="3">
        <style:list-level-properties text:list-level-position-and-space-mode="label-alignment">
          <style:list-level-label-alignment text:label-followed-by="space" fo:text-indent="-2.54cm" fo:margin-left="2.79cm"/>
        </style:list-level-properties>
      </text:list-level-style-number>
      <text:list-level-style-number text:level="7" text:style-name="WW8Num12z2" style:num-suffix="." style:num-format="1" text:display-levels="4">
        <style:list-level-properties text:list-level-position-and-space-mode="label-alignment">
          <style:list-level-label-alignment text:label-followed-by="space" fo:text-indent="-2.54cm" fo:margin-left="2.79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3.425cm" fo:text-indent="-3.175cm" fo:margin-left="3.425cm"/>
        </style:list-level-properties>
      </text:list-level-style-number>
      <text:list-level-style-number text:level="9" text:style-name="WW8Num12z7" style:num-suffix="." style:num-format="1" text:display-levels="9">
        <style:list-level-properties text:list-level-position-and-space-mode="label-alignment">
          <style:list-level-label-alignment text:label-followed-by="listtab" text:list-tab-stop-position="3.425cm" fo:text-indent="-3.175cm" fo:margin-left="3.4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I">
        <style:list-level-properties text:list-level-position-and-space-mode="label-alignment">
          <style:list-level-label-alignment text:label-followed-by="space" fo:text-indent="-1.244cm" fo:margin-left="1.494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3" text:style-name="WW8Num13z2" style:num-suffix="." style:num-format="1" text:display-levels="2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4" text:style-name="WW8Num13z2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13z4" style:num-suffix="." style:num-format="1" text:display-levels="2">
        <style:list-level-properties text:list-level-position-and-space-mode="label-alignment">
          <style:list-level-label-alignment text:label-followed-by="space" fo:text-indent="-1.905cm" fo:margin-left="2.155cm"/>
        </style:list-level-properties>
      </text:list-level-style-number>
      <text:list-level-style-number text:level="6" text:style-name="WW8Num13z4" style:num-suffix="." style:num-format="1" text:display-levels="3">
        <style:list-level-properties text:list-level-position-and-space-mode="label-alignment">
          <style:list-level-label-alignment text:label-followed-by="space" fo:text-indent="-2.54cm" fo:margin-left="2.79cm"/>
        </style:list-level-properties>
      </text:list-level-style-number>
      <text:list-level-style-number text:level="7" text:style-name="WW8Num13z2" style:num-suffix="." style:num-format="1" text:display-levels="4">
        <style:list-level-properties text:list-level-position-and-space-mode="label-alignment">
          <style:list-level-label-alignment text:label-followed-by="space" fo:text-indent="-2.54cm" fo:margin-left="2.79cm"/>
        </style:list-level-properties>
      </text:list-level-style-number>
      <text:list-level-style-number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text:list-tab-stop-position="3.425cm" fo:text-indent="-3.175cm" fo:margin-left="3.425cm"/>
        </style:list-level-properties>
      </text:list-level-style-number>
      <text:list-level-style-number text:level="9" text:style-name="WW8Num13z7" style:num-suffix="." style:num-format="1" text:display-levels="9">
        <style:list-level-properties text:list-level-position-and-space-mode="label-alignment">
          <style:list-level-label-alignment text:label-followed-by="listtab" text:list-tab-stop-position="3.425cm" fo:text-indent="-3.175cm" fo:margin-left="3.4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5.323cm" fo:text-indent="-1cm" fo:margin-left="5.323cm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WW8Num14z1" style:num-suffix="." style:num-format="1" text:display-levels="3">
        <style:list-level-properties text:list-level-position-and-space-mode="label-alignment">
          <style:list-level-label-alignment text:label-followed-by="listtab" text:list-tab-stop-position="1cm" fo:text-indent="-1cm" fo:margin-left="2cm"/>
        </style:list-level-properties>
      </text:list-level-style-number>
      <text:list-level-style-number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text:style-name="WW8Num14z4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cm" fo:margin-left="2cm"/>
        </style:list-level-properties>
      </text:list-level-style-number>
      <text:list-level-style-number text:level="6" text:style-name="WW8Num14z4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6.096cm"/>
        </style:list-level-properties>
      </text:list-level-style-number>
      <text:list-level-style-number text:level="7" text:style-name="WW8Num14z4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6.985cm"/>
        </style:list-level-properties>
      </text:list-level-style-number>
      <text:list-level-style-number text:level="8" text:style-name="WW8Num14z4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7.874cm"/>
        </style:list-level-properties>
      </text:list-level-style-number>
      <text:list-level-style-number text:level="9" text:style-name="WW8Num14z4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2" text:style-name="WW8Num16z1" style:num-suffix="." style:num-format="1" text:display-levels="2">
        <style:list-level-properties text:list-level-position-and-space-mode="label-alignment">
          <style:list-level-label-alignment text:label-followed-by="space" fo:text-indent="1.501cm" fo:margin-left="0.501cm"/>
        </style:list-level-properties>
      </text:list-level-style-number>
      <text:list-level-style-number text:level="3" text:style-name="WW8Num16z1" style:num-suffix="." style:num-format="1" text:display-levels="3">
        <style:list-level-properties text:list-level-position-and-space-mode="label-alignment">
          <style:list-level-label-alignment text:label-followed-by="space" fo:margin-left="0.769cm"/>
        </style:list-level-properties>
      </text:list-level-style-number>
      <text:list-level-style-number text:level="4" text:style-name="WW8Num16z3" style:num-suffix="." style:num-format="1" text:display-levels="4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5" text:style-name="WW8Num16z3" style:num-format="">
        <style:list-level-properties text:list-level-position-and-space-mode="label-alignment">
          <style:list-level-label-alignment text:label-followed-by="nothing" fo:margin-left="1cm"/>
        </style:list-level-properties>
      </text:list-level-style-number>
      <text:list-level-style-number text:level="6" text:style-name="WW8Num16z3" style:num-suffix="." style:num-format="1" text:display-levels="6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7" text:style-name="WW8Num16z3" style:num-suffix="." style:num-format="1" text:display-levels="7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8" text:style-name="WW8Num16z3" style:num-suffix="." style:num-format="1" text:display-levels="8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9" text:style-name="WW8Num16z3" style:num-suffix="." style:num-format="1" text:display-levels="9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space" fo:text-indent="1.501cm" fo:margin-left="0.501cm"/>
        </style:list-level-properties>
      </text:list-level-style-number>
      <text:list-level-style-number text:level="3" text:style-name="WW8Num17z1" style:num-suffix="." style:num-format="1" text:display-levels="3">
        <style:list-level-properties text:list-level-position-and-space-mode="label-alignment">
          <style:list-level-label-alignment text:label-followed-by="space" fo:margin-left="0.769cm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5" text:style-name="WW8Num17z3" style:num-format="">
        <style:list-level-properties text:list-level-position-and-space-mode="label-alignment">
          <style:list-level-label-alignment text:label-followed-by="nothing" fo:margin-left="1cm"/>
        </style:list-level-properties>
      </text:list-level-style-number>
      <text:list-level-style-number text:level="6" text:style-name="WW8Num17z3" style:num-suffix="." style:num-format="1" text:display-levels="6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7" text:style-name="WW8Num17z3" style:num-suffix="." style:num-format="1" text:display-levels="7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8" text:style-name="WW8Num17z3" style:num-suffix="." style:num-format="1" text:display-levels="8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9" text:style-name="WW8Num17z3" style:num-suffix="." style:num-format="1" text:display-levels="9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I">
        <style:list-level-properties text:list-level-position-and-space-mode="label-alignment">
          <style:list-level-label-alignment text:label-followed-by="space" fo:text-indent="-1.244cm" fo:margin-left="2.494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space" fo:margin-left="2.251cm"/>
        </style:list-level-properties>
      </text:list-level-style-number>
      <text:list-level-style-number text:level="3" text:style-name="WW8Num19z2" style:num-suffix="." style:num-format="1" text:display-levels="2">
        <style:list-level-properties text:list-level-position-and-space-mode="label-alignment">
          <style:list-level-label-alignment text:label-followed-by="space" fo:margin-left="2.251cm"/>
        </style:list-level-properties>
      </text:list-level-style-number>
      <text:list-level-style-number text:level="4" text:style-name="WW8Num19z2" style:num-suffix="." style:num-format="1" text:display-levels="3">
        <style:list-level-properties text:list-level-position-and-space-mode="label-alignment">
          <style:list-level-label-alignment text:label-followed-by="space" fo:margin-left="2.251cm"/>
        </style:list-level-properties>
      </text:list-level-style-number>
      <text:list-level-style-number text:level="5" text:style-name="WW8Num19z4" style:num-suffix="." style:num-format="1" text:display-levels="2">
        <style:list-level-properties text:list-level-position-and-space-mode="label-alignment">
          <style:list-level-label-alignment text:label-followed-by="space" fo:text-indent="-1.905cm" fo:margin-left="3.156cm"/>
        </style:list-level-properties>
      </text:list-level-style-number>
      <text:list-level-style-number text:level="6" text:style-name="WW8Num19z4" style:num-suffix="." style:num-format="1" text:display-levels="3">
        <style:list-level-properties text:list-level-position-and-space-mode="label-alignment">
          <style:list-level-label-alignment text:label-followed-by="space" fo:text-indent="-2.54cm" fo:margin-left="3.791cm"/>
        </style:list-level-properties>
      </text:list-level-style-number>
      <text:list-level-style-number text:level="7" text:style-name="WW8Num19z2" style:num-suffix="." style:num-format="1" text:display-levels="4">
        <style:list-level-properties text:list-level-position-and-space-mode="label-alignment">
          <style:list-level-label-alignment text:label-followed-by="space" fo:text-indent="-2.54cm" fo:margin-left="3.791cm"/>
        </style:list-level-properties>
      </text:list-level-style-number>
      <text:list-level-style-number text:level="8" text:style-name="WW8Num19z7" style:num-suffix="." style:num-format="1" text:display-levels="8">
        <style:list-level-properties text:list-level-position-and-space-mode="label-alignment">
          <style:list-level-label-alignment text:label-followed-by="listtab" text:list-tab-stop-position="4.426cm" fo:text-indent="-3.175cm" fo:margin-left="4.426cm"/>
        </style:list-level-properties>
      </text:list-level-style-number>
      <text:list-level-style-number text:level="9" text:style-name="WW8Num19z7" style:num-suffix="." style:num-format="1" text:display-levels="9">
        <style:list-level-properties text:list-level-position-and-space-mode="label-alignment">
          <style:list-level-label-alignment text:label-followed-by="listtab" text:list-tab-stop-position="4.426cm" fo:text-indent="-3.175cm" fo:margin-left="4.4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0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0z0" style:num-format="1" text:display-levels="3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4" text:style-name="WW8Num20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0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0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0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2.619cm" fo:text-indent="-1.667cm" fo:margin-left="2.619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I">
        <style:list-level-properties text:list-level-position-and-space-mode="label-alignment">
          <style:list-level-label-alignment text:label-followed-by="space" fo:text-indent="-1.244cm" fo:margin-left="1.494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3" text:style-name="WW8Num22z2" style:num-suffix="." style:num-format="1" text:display-levels="2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4" text:style-name="WW8Num22z2" style:num-suffix="." style:num-format="1" text:display-levels="3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5" text:style-name="WW8Num22z4" style:num-suffix="." style:num-format="1" text:display-levels="2">
        <style:list-level-properties text:list-level-position-and-space-mode="label-alignment">
          <style:list-level-label-alignment text:label-followed-by="space" fo:text-indent="-1.905cm" fo:margin-left="2.155cm"/>
        </style:list-level-properties>
      </text:list-level-style-number>
      <text:list-level-style-number text:level="6" text:style-name="WW8Num22z4" style:num-suffix="." style:num-format="1" text:display-levels="3">
        <style:list-level-properties text:list-level-position-and-space-mode="label-alignment">
          <style:list-level-label-alignment text:label-followed-by="space" fo:text-indent="-2.54cm" fo:margin-left="2.79cm"/>
        </style:list-level-properties>
      </text:list-level-style-number>
      <text:list-level-style-number text:level="7" text:style-name="WW8Num22z6" style:num-suffix="." style:num-format="1" text:display-levels="7">
        <style:list-level-properties text:list-level-position-and-space-mode="label-alignment">
          <style:list-level-label-alignment text:label-followed-by="listtab" text:list-tab-stop-position="2.79cm" fo:text-indent="-2.54cm" fo:margin-left="2.79cm"/>
        </style:list-level-properties>
      </text:list-level-style-number>
      <text:list-level-style-number text:level="8" text:style-name="WW8Num22z6" style:num-suffix="." style:num-format="1" text:display-levels="8">
        <style:list-level-properties text:list-level-position-and-space-mode="label-alignment">
          <style:list-level-label-alignment text:label-followed-by="listtab" text:list-tab-stop-position="3.425cm" fo:text-indent="-3.175cm" fo:margin-left="3.425cm"/>
        </style:list-level-properties>
      </text:list-level-style-number>
      <text:list-level-style-number text:level="9" text:style-name="WW8Num22z6" style:num-suffix="." style:num-format="1" text:display-levels="9">
        <style:list-level-properties text:list-level-position-and-space-mode="label-alignment">
          <style:list-level-label-alignment text:label-followed-by="listtab" text:list-tab-stop-position="3.425cm" fo:text-indent="-3.175cm" fo:margin-left="3.4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I">
        <style:list-level-properties text:list-level-position-and-space-mode="label-alignment">
          <style:list-level-label-alignment text:label-followed-by="space" fo:text-indent="-1.244cm" fo:margin-left="1.494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3" text:style-name="WW8Num24z2" style:num-suffix="." style:num-format="1" text:display-levels="2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4" text:style-name="WW8Num24z2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24z4" style:num-suffix="." style:num-format="1" text:display-levels="2">
        <style:list-level-properties text:list-level-position-and-space-mode="label-alignment">
          <style:list-level-label-alignment text:label-followed-by="space" fo:text-indent="-1.905cm" fo:margin-left="2.155cm"/>
        </style:list-level-properties>
      </text:list-level-style-number>
      <text:list-level-style-number text:level="6" text:style-name="WW8Num24z5" style:num-suffix="." style:num-format="1" text:display-levels="3">
        <style:list-level-properties text:list-level-position-and-space-mode="label-alignment">
          <style:list-level-label-alignment text:label-followed-by="space" fo:text-indent="-2.54cm" fo:margin-left="2.79cm"/>
        </style:list-level-properties>
      </text:list-level-style-number>
      <text:list-level-style-number text:level="7" text:style-name="WW8Num24z2" style:num-suffix="." style:num-format="1" text:display-levels="4">
        <style:list-level-properties text:list-level-position-and-space-mode="label-alignment">
          <style:list-level-label-alignment text:label-followed-by="space" fo:text-indent="-2.54cm" fo:margin-left="2.79cm"/>
        </style:list-level-properties>
      </text:list-level-style-number>
      <text:list-level-style-number text:level="8" text:style-name="WW8Num24z7" style:num-suffix="." style:num-format="1" text:display-levels="8">
        <style:list-level-properties text:list-level-position-and-space-mode="label-alignment">
          <style:list-level-label-alignment text:label-followed-by="listtab" text:list-tab-stop-position="3.425cm" fo:text-indent="-3.175cm" fo:margin-left="3.425cm"/>
        </style:list-level-properties>
      </text:list-level-style-number>
      <text:list-level-style-number text:level="9" text:style-name="WW8Num24z7" style:num-suffix="." style:num-format="1" text:display-levels="9">
        <style:list-level-properties text:list-level-position-and-space-mode="label-alignment">
          <style:list-level-label-alignment text:label-followed-by="listtab" text:list-tab-stop-position="3.425cm" fo:text-indent="-3.175cm" fo:margin-left="3.4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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Таблица6" style:family="table">
      <style:table-properties style:width="17.406cm" fo:margin-left="-0.203cm" table:align="left" style:writing-mode="lr-tb"/>
    </style:style>
    <style:style style:name="Таблица6.A" style:family="table-column">
      <style:table-column-properties style:column-width="17.38cm"/>
    </style:style>
    <style:style style:name="Таблица6.1" style:family="table-row">
      <style:table-row-properties style:min-row-height="0.28cm"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-left="0.75pt solid #e7cf6e" fo:border-right="none" fo:border-top="1.5pt solid #e7cf6e" fo:border-bottom="1.5pt solid #e7cf6e" style:writing-mode="lr-tb"/>
    </style:style>
    <style:style style:name="Таблица6.2" style:family="table-row">
      <style:table-row-properties style:min-row-height="0.238cm" fo:keep-together="auto"/>
    </style:style>
    <style:style style:name="Таблица6.A2" style:family="table-cell">
      <style:table-cell-properties style:vertical-align="middle" fo:padding-left="0.191cm" fo:padding-right="0.191cm" fo:padding-top="0cm" fo:padding-bottom="0cm" fo:border-left="none" fo:border-right="0.75pt solid #e7cf6e" fo:border-top="1.5pt solid #e7cf6e" fo:border-bottom="1.5pt solid #e7cf6e" style:writing-mode="lr-tb"/>
    </style:style>
    <style:style style:name="Таблица7" style:family="table">
      <style:table-properties style:width="17.406cm" fo:margin-left="-0.203cm" table:align="left" style:writing-mode="lr-tb"/>
    </style:style>
    <style:style style:name="Таблица7.A" style:family="table-column">
      <style:table-column-properties style:column-width="17.38cm"/>
    </style:style>
    <style:style style:name="Таблица7.1" style:family="table-row">
      <style:table-row-properties style:min-row-height="0.28cm"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-left="0.75pt solid #e7cf6e" fo:border-right="none" fo:border-top="1.5pt solid #e7cf6e" fo:border-bottom="1.5pt solid #e7cf6e" style:writing-mode="lr-tb"/>
    </style:style>
    <style:style style:name="Таблица7.2" style:family="table-row">
      <style:table-row-properties style:min-row-height="0.238cm" fo:keep-together="auto"/>
    </style:style>
    <style:style style:name="Таблица7.A2" style:family="table-cell">
      <style:table-cell-properties style:vertical-align="middle" fo:padding-left="0.191cm" fo:padding-right="0.191cm" fo:padding-top="0cm" fo:padding-bottom="0cm" fo:border-left="none" fo:border-right="0.75pt solid #e7cf6e" fo:border-top="1.5pt solid #e7cf6e" fo:border-bottom="1.5pt solid #e7cf6e" style:writing-mode="lr-tb"/>
    </style:style>
    <style:style style:name="MP1" style:family="paragraph" style:parent-style-name="ФИО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fo:text-transform="uppercase" style:font-name="Arial" fo:font-size="5pt" fo:font-weight="bold" style:font-size-asian="5pt" style:font-weight-asian="bold" style:font-name-complex="Arial" style:font-size-complex="5pt"/>
    </style:style>
    <style:style style:name="MP2" style:family="paragraph" style:parent-style-name="ФИО">
      <style:paragraph-properties fo:margin-left="1.711cm" fo:margin-right="0cm" fo:margin-top="0cm" fo:margin-bottom="0cm" loext:contextual-spacing="false" fo:text-align="end" style:justify-single-word="false" fo:text-indent="0cm" style:auto-text-indent="false">
        <style:tab-stops>
          <style:tab-stop style:position="13.462cm"/>
        </style:tab-stops>
      </style:paragraph-properties>
    </style:style>
    <style:style style:name="MP3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style:font-name="Arial" fo:font-size="6pt" fo:font-weight="bold" style:font-size-asian="6pt" style:font-weight-asian="bold" style:font-name-complex="Arial" style:font-size-complex="6pt"/>
    </style:style>
    <style:page-layout style:name="Mpm1">
      <style:page-layout-properties fo:page-width="21.001cm" fo:page-height="29.7cm" style:num-format="1" style:print-orientation="portrait" fo:margin-top="0.801cm" fo:margin-bottom="0.801cm" fo:margin-left="2.501cm" fo:margin-right="1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199cm" fo:margin-top="1.101cm" style:dynamic-spacing="true"/>
      </style:footer-style>
    </style:page-layout>
  </office:automatic-styles>
  <office:master-styles>
    <style:master-page style:name="Standard" style:page-layout-name="Mpm1">
      <style:footer>
        <table:table table:name="Таблица6" table:style-name="Таблица6">
          <table:table-column table:style-name="Таблица6.A"/>
          <table:table-row table:style-name="Таблица6.1">
            <table:table-cell table:style-name="Таблица6.A1" office:value-type="string">
              <text:p text:style-name="MP1"/>
            </table:table-cell>
          </table:table-row>
          <table:table-row table:style-name="Таблица6.2">
            <table:table-cell table:style-name="Таблица6.A2" office:value-type="string">
              <text:p text:style-name="MP2"><text:span text:style-name="MT1">СТРАНИЦА <text:s/></text:span><text:span text:style-name="MT1"><text:page-number text:select-page="current">2</text:page-number></text:span><text:span text:style-name="MT1"> ИЗ </text:span><text:span text:style-name="MT1"><text:page-count style:num-format="1">12</text:page-count></text:span></text:p>
            </table:table-cell>
          </table:table-row>
        </table:table>
        <text:p text:style-name="MP3"/>
      </style:footer>
    </style:master-page>
    <style:master-page style:name="Преобразование_20_1" style:display-name="Преобразование 1" style:page-layout-name="Mpm1">
      <style:footer>
        <table:table table:name="Таблица7" table:style-name="Таблица7">
          <table:table-column table:style-name="Таблица7.A"/>
          <table:table-row table:style-name="Таблица7.1">
            <table:table-cell table:style-name="Таблица7.A1" office:value-type="string">
              <text:p text:style-name="MP1"/>
            </table:table-cell>
          </table:table-row>
          <table:table-row table:style-name="Таблица7.2">
            <table:table-cell table:style-name="Таблица7.A2" office:value-type="string">
              <text:p text:style-name="MP2"><text:span text:style-name="MT1">СТРАНИЦА <text:s/></text:span><text:span text:style-name="MT1"><text:page-number text:select-page="current">12</text:page-number></text:span><text:span text:style-name="MT1"> ИЗ </text:span><text:span text:style-name="MT1"><text:page-count style:num-format="1">12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говор на разработку ТЗ на интеграционную платформу</dc:title>
    <meta:initial-creator>Старцев С.А.</meta:initial-creator>
    <meta:creation-date>2010-05-28T21:01:00</meta:creation-date>
    <dc:creator>kirill Dubinin</dc:creator>
    <dc:date>2015-03-03T12:09:00</dc:date>
    <meta:print-date>2010-05-31T12:47:00</meta:print-date>
    <meta:editing-cycles>20</meta:editing-cycles>
    <meta:editing-duration>PT1H6M</meta:editing-duration>
    <meta:document-statistic meta:table-count="7" meta:image-count="0" meta:object-count="0" meta:page-count="12" meta:paragraph-count="294" meta:word-count="2635" meta:character-count="21440" meta:non-whitespace-character-count="19235"/>
    <meta:generator>LibreOffice/4.3.4.1$Windows_x86 LibreOffice_project/bc356b2f991740509f321d70e4512a6a54c5f243</meta:generator>
    <meta:user-defined meta:name="ContentType">Документ</meta:user-defined>
    <meta:user-defined meta:name="_NewReviewCycle"/>
    <meta:user-defined meta:name="НДС" meta:value-type="float">762711.86</meta:user-defined>
    <meta:user-defined meta:name="НДС_прописью">Семьсот шестьдесят две тысячи семьсот одиннадцать</meta:user-defined>
    <meta:user-defined meta:name="Название подсистемы" meta:value-type="string">Интеграционная платформа программных средств автоматизации проектно-изыскательских работ</meta:user-defined>
    <meta:user-defined meta:name="Номер договора" meta:value-type="string">0001210/0000Д</meta:user-defined>
    <meta:user-defined meta:name="Тип документа" meta:value-type="string">4</meta:user-defined>
    <meta:user-defined meta:name="Цена_без_НДС" meta:value-type="string">4237288,14</meta:user-defined>
    <meta:user-defined meta:name="Цена_без_НДС_прописью" meta:value-type="string">Четыре миллиона двести тридцать семь тысяч двести восемьдесят восемь</meta:user-defined>
    <meta:user-defined meta:name="Цена_с_НДС" meta:value-type="float">5000000</meta:user-defined>
    <meta:user-defined meta:name="Цена_с_НДС_прописью" meta:value-type="string">Пять миллионов</meta:user-defined>
    <meta:user-defined meta:name="название_ИС" meta:value-type="string">Информационно-телекоммуникационная система обеспечения проектных работ по обустройству месторождений нефти и газа</meta:user-defined>
    <meta:user-defined meta:name="тема договора" meta:value-type="string">на оказание услуг по разработке технического задания на создание информационной системы</meta:user-defined>
  </office:meta>
</office:document-meta>
</file>